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23.5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99mm"/>
    </style:style>
    <style:style style:name="co5" style:family="table-column">
      <style:table-column-properties fo:break-before="auto" style:column-width="19.51mm"/>
    </style:style>
    <style:style style:name="co6" style:family="table-column">
      <style:table-column-properties fo:break-before="auto" style:column-width="16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8"/>
    <style:style style:name="ce2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9"/>
    <style:style style:name="ce4" style:family="table-cell" style:parent-style-name="Default" style:data-style-name="N107"/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59.99mm" svg:height="89.99mm" svg:x="178.67mm" svg:y="22.15mm">
            <loext:p draw:notify-on-update-of-ranges="Foglio1.F1:Foglio1.F1 Foglio1.F2:Foglio1.F78 Foglio1.G1:Foglio1.G1 Foglio1.G2:Foglio1.G78 Foglio1.H1:Foglio1.H1 Foglio1.H2:Foglio1.H7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3" table:default-cell-style-name="ce2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3" table:default-cell-style-name="ce3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prezzo</text:p>
          </table:table-cell>
          <table:table-cell office:value-type="string" calcext:value-type="string">
            <text:p>adosc</text:p>
          </table:table-cell>
          <table:table-cell office:value-type="string" calcext:value-type="string">
            <text:p>trix</text:p>
          </table:table-cell>
          <table:table-cell office:value-type="string" calcext:value-type="string">
            <text:p>ultosc</text:p>
          </table:table-cell>
          <table:table-cell office:value-type="string" calcext:value-type="string">
            <text:p>obv</text:p>
          </table:table-cell>
          <table:table-cell office:value-type="string" calcext:value-type="string">
            <text:p>prezzo true</text:p>
          </table:table-cell>
          <table:table-cell office:value-type="string" calcext:value-type="string">
            <text:p>adosc</text:p>
          </table:table-cell>
          <table:table-cell office:value-type="string" calcext:value-type="string">
            <text:p>obv</text:p>
          </table:table-cell>
          <table:table-cell table:style-name="Default"/>
          <table:table-cell/>
          <table:table-cell office:value-type="string" calcext:value-type="string">
            <text:p>price</text:p>
          </table:table-cell>
          <table:table-cell office:value-type="string" calcext:value-type="string">
            <text:p>ultimate</text:p>
          </table:table-cell>
          <table:table-cell office:value-type="string" calcext:value-type="string">
            <text:p>obv</text:p>
          </table:table-cell>
          <table:table-cell office:value-type="string" calcext:value-type="string">
            <text:p>ultosc</text:p>
          </table:table-cell>
        </table:table-row>
        <table:table-row table:style-name="ro1">
          <table:table-cell office:value-type="float" office:value="8501" calcext:value-type="float">
            <text:p>8501,0000</text:p>
          </table:table-cell>
          <table:table-cell office:value-type="float" office:value="-317.478067161097" calcext:value-type="float">
            <text:p>-317,4781</text:p>
          </table:table-cell>
          <table:table-cell/>
          <table:table-cell table:formula="of:=IF([.B2]&lt;[.$N$2];0;IF([.B2]&gt;[.$N$3];1;0.5))" office:value-type="float" office:value="0" calcext:value-type="float">
            <text:p>0,0</text:p>
          </table:table-cell>
          <table:table-cell office:value-type="float" office:value="0" calcext:value-type="float">
            <text:p>0,0</text:p>
          </table:table-cell>
          <table:table-cell table:formula="of:=([.A2]-[.$K$2])/([.$K$3]-[.$K$2])" office:value-type="float" office:value="0.500796791261805" calcext:value-type="float">
            <text:p>0,50080</text:p>
          </table:table-cell>
          <table:table-cell table:formula="of:=([.B2]-[.$L$2])/([.$L$3]-[.$L$2])" office:value-type="float" office:value="0.127907334394056" calcext:value-type="float">
            <text:p>0,12791</text:p>
          </table:table-cell>
          <table:table-cell table:formula="of:=([.C2]-[.$M$2])/([.$M$3]-[.$M$2])" office:value-type="string" office:string-value="" calcext:value-type="error">
            <text:p>#DIV/0!</text:p>
          </table:table-cell>
          <table:table-cell table:style-name="Default"/>
          <table:table-cell office:value-type="string" calcext:value-type="string">
            <text:p>min</text:p>
          </table:table-cell>
          <table:table-cell table:style-name="ce4" table:formula="of:=MIN([.A2:.A177])" office:value-type="float" office:value="7600" calcext:value-type="float">
            <text:p>7600,000</text:p>
          </table:table-cell>
          <table:table-cell table:style-name="ce4" table:formula="of:=MIN([.B2:.B177])" office:value-type="float" office:value="-408.183699429378" calcext:value-type="float">
            <text:p>-408,184</text:p>
          </table:table-cell>
          <table:table-cell table:style-name="ce4" table:formula="of:=MIN([.C2:.C177])" office:value-type="float" office:value="0" calcext:value-type="float">
            <text:p>0,000</text:p>
          </table:table-cell>
          <table:table-cell table:style-name="ce3" office:value-type="float" office:value="45" calcext:value-type="float">
            <text:p>45,00000</text:p>
          </table:table-cell>
        </table:table-row>
        <table:table-row table:style-name="ro1">
          <table:table-cell office:value-type="float" office:value="8361.34025993" calcext:value-type="float">
            <text:p>8361,3403</text:p>
          </table:table-cell>
          <table:table-cell office:value-type="float" office:value="-348.395479519832" calcext:value-type="float">
            <text:p>-348,3955</text:p>
          </table:table-cell>
          <table:table-cell/>
          <table:table-cell table:formula="of:=IF([.B3]&lt;[.$N$2];0;IF([.B3]&gt;[.$N$3];1;0.5))" office:value-type="float" office:value="0" calcext:value-type="float">
            <text:p>0,0</text:p>
          </table:table-cell>
          <table:table-cell office:value-type="float" office:value="0" calcext:value-type="float">
            <text:p>0,0</text:p>
          </table:table-cell>
          <table:table-cell table:formula="of:=([.A3]-[.$K$2])/([.$K$3]-[.$K$2])" office:value-type="float" office:value="0.423170653974887" calcext:value-type="float">
            <text:p>0,42317</text:p>
          </table:table-cell>
          <table:table-cell table:formula="of:=([.B3]-[.$L$2])/([.$L$3]-[.$L$2])" office:value-type="float" office:value="0.0843095587953899" calcext:value-type="float">
            <text:p>0,08431</text:p>
          </table:table-cell>
          <table:table-cell table:formula="of:=([.C3]-[.$M$2])/([.$M$3]-[.$M$2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ax</text:p>
          </table:table-cell>
          <table:table-cell table:formula="of:=MAX([.A2:.A177])" office:value-type="float" office:value="9399.1329332" calcext:value-type="float">
            <text:p>9399,1329332</text:p>
          </table:table-cell>
          <table:table-cell table:formula="of:=MAX([.B2:.B177])" office:value-type="float" office:value="300.967442668825" calcext:value-type="float">
            <text:p>300,9674426688</text:p>
          </table:table-cell>
          <table:table-cell table:formula="of:=MAX([.C2:.C177])" office:value-type="float" office:value="0" calcext:value-type="float">
            <text:p>0</text:p>
          </table:table-cell>
          <table:table-cell table:style-name="ce3" office:value-type="float" office:value="55" calcext:value-type="float">
            <text:p>55,00000</text:p>
          </table:table-cell>
        </table:table-row>
        <table:table-row table:style-name="ro1">
          <table:table-cell office:value-type="float" office:value="8265.00000316" calcext:value-type="float">
            <text:p>8265,0000</text:p>
          </table:table-cell>
          <table:table-cell office:value-type="float" office:value="-377.236607020322" calcext:value-type="float">
            <text:p>-377,2366</text:p>
          </table:table-cell>
          <table:table-cell/>
          <table:table-cell table:formula="of:=IF([.B4]&lt;[.$N$2];0;IF([.B4]&gt;[.$N$3];1;0.5))" office:value-type="float" office:value="0" calcext:value-type="float">
            <text:p>0,0</text:p>
          </table:table-cell>
          <table:table-cell office:value-type="float" office:value="0" calcext:value-type="float">
            <text:p>0,0</text:p>
          </table:table-cell>
          <table:table-cell table:formula="of:=([.A4]-[.$K$2])/([.$K$3]-[.$K$2])" office:value-type="float" office:value="0.369622494752073" calcext:value-type="float">
            <text:p>0,36962</text:p>
          </table:table-cell>
          <table:table-cell table:formula="of:=([.B4]-[.$L$2])/([.$L$3]-[.$L$2])" office:value-type="float" office:value="0.0436396285247344" calcext:value-type="float">
            <text:p>0,04364</text:p>
          </table:table-cell>
          <table:table-cell table:formula="of:=([.C4]-[.$M$2])/([.$M$3]-[.$M$2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ed</text:p>
          </table:table-cell>
          <table:table-cell table:formula="of:=AVERAGE([.A2:.A177])" office:value-type="float" office:value="8655.31817083909" calcext:value-type="float">
            <text:p>8655,3181708391</text:p>
          </table:table-cell>
          <table:table-cell table:formula="of:=AVERAGE([.B2:.B177])" office:value-type="float" office:value="31.9953845339052" calcext:value-type="float">
            <text:p>31,9953845339</text:p>
          </table:table-cell>
          <table:table-cell table:formula="of:=AVERAGE([.C2:.C17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8500.00248554" calcext:value-type="float">
            <text:p>8500,0025</text:p>
          </table:table-cell>
          <table:table-cell office:value-type="float" office:value="-255.16589308335" calcext:value-type="float">
            <text:p>-255,1659</text:p>
          </table:table-cell>
          <table:table-cell/>
          <table:table-cell table:formula="of:=IF([.B5]&lt;[.$N$2];0;IF([.B5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5]-[.$K$2])/([.$K$3]-[.$K$2])" office:value-type="float" office:value="0.500242349485107" calcext:value-type="float">
            <text:p>0,50024</text:p>
          </table:table-cell>
          <table:table-cell table:formula="of:=([.B5]-[.$L$2])/([.$L$3]-[.$L$2])" office:value-type="float" office:value="0.215776013408491" calcext:value-type="float">
            <text:p>0,21578</text:p>
          </table:table-cell>
          <table:table-cell table:formula="of:=([.C5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944.83023112" calcext:value-type="float">
            <text:p>8944,8302</text:p>
          </table:table-cell>
          <table:table-cell office:value-type="float" office:value="-38.8864260808887" calcext:value-type="float">
            <text:p>-38,8864</text:p>
          </table:table-cell>
          <table:table-cell/>
          <table:table-cell table:formula="of:=IF([.B6]&lt;[.$N$2];0;IF([.B6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6]-[.$K$2])/([.$K$3]-[.$K$2])" office:value-type="float" office:value="0.747487973958677" calcext:value-type="float">
            <text:p>0,74749</text:p>
          </table:table-cell>
          <table:table-cell table:formula="of:=([.B6]-[.$L$2])/([.$L$3]-[.$L$2])" office:value-type="float" office:value="0.520759611633467" calcext:value-type="float">
            <text:p>0,52076</text:p>
          </table:table-cell>
          <table:table-cell table:formula="of:=([.C6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734.99999987" calcext:value-type="float">
            <text:p>8735,0000</text:p>
          </table:table-cell>
          <table:table-cell office:value-type="float" office:value="63.4685123039158" calcext:value-type="float">
            <text:p>63,4685</text:p>
          </table:table-cell>
          <table:table-cell/>
          <table:table-cell table:formula="of:=IF([.B7]&lt;[.$N$2];0;IF([.B7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7]-[.$K$2])/([.$K$3]-[.$K$2])" office:value-type="float" office:value="0.630859442860206" calcext:value-type="float">
            <text:p>0,63086</text:p>
          </table:table-cell>
          <table:table-cell table:formula="of:=([.B7]-[.$L$2])/([.$L$3]-[.$L$2])" office:value-type="float" office:value="0.665094059268934" calcext:value-type="float">
            <text:p>0,66509</text:p>
          </table:table-cell>
          <table:table-cell table:formula="of:=([.C7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9070.00000012" calcext:value-type="float">
            <text:p>9070,0000</text:p>
          </table:table-cell>
          <table:table-cell office:value-type="float" office:value="192.781659603537" calcext:value-type="float">
            <text:p>192,7817</text:p>
          </table:table-cell>
          <table:table-cell/>
          <table:table-cell table:formula="of:=IF([.B8]&lt;[.$N$2];0;IF([.B8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8]-[.$K$2])/([.$K$3]-[.$K$2])" office:value-type="float" office:value="0.817060247741342" calcext:value-type="float">
            <text:p>0,81706</text:p>
          </table:table-cell>
          <table:table-cell table:formula="of:=([.B8]-[.$L$2])/([.$L$3]-[.$L$2])" office:value-type="float" office:value="0.847443264710549" calcext:value-type="float">
            <text:p>0,84744</text:p>
          </table:table-cell>
          <table:table-cell table:formula="of:=([.C8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9085.56138955" calcext:value-type="float">
            <text:p>9085,5614</text:p>
          </table:table-cell>
          <table:table-cell office:value-type="float" office:value="283.633619135843" calcext:value-type="float">
            <text:p>283,6336</text:p>
          </table:table-cell>
          <table:table-cell/>
          <table:table-cell table:formula="of:=IF([.B9]&lt;[.$N$2];0;IF([.B9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9]-[.$K$2])/([.$K$3]-[.$K$2])" office:value-type="float" office:value="0.825709630531707" calcext:value-type="float">
            <text:p>0,82571</text:p>
          </table:table-cell>
          <table:table-cell table:formula="of:=([.B9]-[.$L$2])/([.$L$3]-[.$L$2])" office:value-type="float" office:value="0.975556940539227" calcext:value-type="float">
            <text:p>0,97556</text:p>
          </table:table-cell>
          <table:table-cell table:formula="of:=([.C9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755.20111578" calcext:value-type="float">
            <text:p>8755,2011</text:p>
          </table:table-cell>
          <table:table-cell office:value-type="float" office:value="300.967442668825" calcext:value-type="float">
            <text:p>300,9674</text:p>
          </table:table-cell>
          <table:table-cell/>
          <table:table-cell table:formula="of:=IF([.B10]&lt;[.$N$2];0;IF([.B10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10]-[.$K$2])/([.$K$3]-[.$K$2])" office:value-type="float" office:value="0.642087693723287" calcext:value-type="float">
            <text:p>0,64209</text:p>
          </table:table-cell>
          <table:table-cell table:formula="of:=([.B10]-[.$L$2])/([.$L$3]-[.$L$2])" office:value-type="float" office:value="1" calcext:value-type="float">
            <text:p>1,00000</text:p>
          </table:table-cell>
          <table:table-cell table:formula="of:=([.C10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586.01" calcext:value-type="float">
            <text:p>8586,0100</text:p>
          </table:table-cell>
          <table:table-cell office:value-type="float" office:value="270.573481366216" calcext:value-type="float">
            <text:p>270,5735</text:p>
          </table:table-cell>
          <table:table-cell/>
          <table:table-cell table:formula="of:=IF([.B11]&lt;[.$N$2];0;IF([.B11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11]-[.$K$2])/([.$K$3]-[.$K$2])" office:value-type="float" office:value="0.5480473298025" calcext:value-type="float">
            <text:p>0,54805</text:p>
          </table:table-cell>
          <table:table-cell table:formula="of:=([.B11]-[.$L$2])/([.$L$3]-[.$L$2])" office:value-type="float" office:value="0.957140361908351" calcext:value-type="float">
            <text:p>0,95714</text:p>
          </table:table-cell>
          <table:table-cell table:formula="of:=([.C11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660.00001343" calcext:value-type="float">
            <text:p>8660,0000</text:p>
          </table:table-cell>
          <table:table-cell office:value-type="float" office:value="243.214873583802" calcext:value-type="float">
            <text:p>243,2149</text:p>
          </table:table-cell>
          <table:table-cell/>
          <table:table-cell table:formula="of:=IF([.B12]&lt;[.$N$2];0;IF([.B12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12]-[.$K$2])/([.$K$3]-[.$K$2])" office:value-type="float" office:value="0.589172703066831" calcext:value-type="float">
            <text:p>0,58917</text:p>
          </table:table-cell>
          <table:table-cell table:formula="of:=([.B12]-[.$L$2])/([.$L$3]-[.$L$2])" office:value-type="float" office:value="0.918560986993341" calcext:value-type="float">
            <text:p>0,91856</text:p>
          </table:table-cell>
          <table:table-cell table:formula="of:=([.C12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589.99999997" calcext:value-type="float">
            <text:p>8590,0000</text:p>
          </table:table-cell>
          <table:table-cell office:value-type="float" office:value="202.144837808653" calcext:value-type="float">
            <text:p>202,1448</text:p>
          </table:table-cell>
          <table:table-cell/>
          <table:table-cell table:formula="of:=IF([.B13]&lt;[.$N$2];0;IF([.B13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13]-[.$K$2])/([.$K$3]-[.$K$2])" office:value-type="float" office:value="0.550265064743799" calcext:value-type="float">
            <text:p>0,55027</text:p>
          </table:table-cell>
          <table:table-cell table:formula="of:=([.B13]-[.$L$2])/([.$L$3]-[.$L$2])" office:value-type="float" office:value="0.860646625248632" calcext:value-type="float">
            <text:p>0,86065</text:p>
          </table:table-cell>
          <table:table-cell table:formula="of:=([.C13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614.57116264" calcext:value-type="float">
            <text:p>8614,5712</text:p>
          </table:table-cell>
          <table:table-cell office:value-type="float" office:value="167.609495536408" calcext:value-type="float">
            <text:p>167,6095</text:p>
          </table:table-cell>
          <table:table-cell/>
          <table:table-cell table:formula="of:=IF([.B14]&lt;[.$N$2];0;IF([.B14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14]-[.$K$2])/([.$K$3]-[.$K$2])" office:value-type="float" office:value="0.563922289408292" calcext:value-type="float">
            <text:p>0,56392</text:p>
          </table:table-cell>
          <table:table-cell table:formula="of:=([.B14]-[.$L$2])/([.$L$3]-[.$L$2])" office:value-type="float" office:value="0.811947074162719" calcext:value-type="float">
            <text:p>0,81195</text:p>
          </table:table-cell>
          <table:table-cell table:formula="of:=([.C14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831.72082934" calcext:value-type="float">
            <text:p>8831,7208</text:p>
          </table:table-cell>
          <table:table-cell office:value-type="float" office:value="154.802483180516" calcext:value-type="float">
            <text:p>154,8025</text:p>
          </table:table-cell>
          <table:table-cell/>
          <table:table-cell table:formula="of:=IF([.B15]&lt;[.$N$2];0;IF([.B15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15]-[.$K$2])/([.$K$3]-[.$K$2])" office:value-type="float" office:value="0.684619133256162" calcext:value-type="float">
            <text:p>0,68462</text:p>
          </table:table-cell>
          <table:table-cell table:formula="of:=([.B15]-[.$L$2])/([.$L$3]-[.$L$2])" office:value-type="float" office:value="0.793887436949136" calcext:value-type="float">
            <text:p>0,79389</text:p>
          </table:table-cell>
          <table:table-cell table:formula="of:=([.C15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901.70669743" calcext:value-type="float">
            <text:p>8901,7067</text:p>
          </table:table-cell>
          <table:table-cell office:value-type="float" office:value="142.884037776072" calcext:value-type="float">
            <text:p>142,8840</text:p>
          </table:table-cell>
          <table:table-cell/>
          <table:table-cell table:formula="of:=IF([.B16]&lt;[.$N$2];0;IF([.B16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16]-[.$K$2])/([.$K$3]-[.$K$2])" office:value-type="float" office:value="0.723518909252992" calcext:value-type="float">
            <text:p>0,72352</text:p>
          </table:table-cell>
          <table:table-cell table:formula="of:=([.B16]-[.$L$2])/([.$L$3]-[.$L$2])" office:value-type="float" office:value="0.777080800539892" calcext:value-type="float">
            <text:p>0,77708</text:p>
          </table:table-cell>
          <table:table-cell table:formula="of:=([.C16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771.21999975" calcext:value-type="float">
            <text:p>8771,2200</text:p>
          </table:table-cell>
          <table:table-cell office:value-type="float" office:value="124.25027570567" calcext:value-type="float">
            <text:p>124,2503</text:p>
          </table:table-cell>
          <table:table-cell/>
          <table:table-cell table:formula="of:=IF([.B17]&lt;[.$N$2];0;IF([.B17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17]-[.$K$2])/([.$K$3]-[.$K$2])" office:value-type="float" office:value="0.650991362637572" calcext:value-type="float">
            <text:p>0,65099</text:p>
          </table:table-cell>
          <table:table-cell table:formula="of:=([.B17]-[.$L$2])/([.$L$3]-[.$L$2])" office:value-type="float" office:value="0.750804650133831" calcext:value-type="float">
            <text:p>0,75080</text:p>
          </table:table-cell>
          <table:table-cell table:formula="of:=([.C17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630.80723845" calcext:value-type="float">
            <text:p>8630,8072</text:p>
          </table:table-cell>
          <table:table-cell office:value-type="float" office:value="103.328953653483" calcext:value-type="float">
            <text:p>103,3290</text:p>
          </table:table-cell>
          <table:table-cell/>
          <table:table-cell table:formula="of:=IF([.B18]&lt;[.$N$2];0;IF([.B18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18]-[.$K$2])/([.$K$3]-[.$K$2])" office:value-type="float" office:value="0.572946678607327" calcext:value-type="float">
            <text:p>0,57295</text:p>
          </table:table-cell>
          <table:table-cell table:formula="of:=([.B18]-[.$L$2])/([.$L$3]-[.$L$2])" office:value-type="float" office:value="0.721302727609549" calcext:value-type="float">
            <text:p>0,72130</text:p>
          </table:table-cell>
          <table:table-cell table:formula="of:=([.C18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537" calcext:value-type="float">
            <text:p>8537,0000</text:p>
          </table:table-cell>
          <table:table-cell office:value-type="float" office:value="76.8284473496115" calcext:value-type="float">
            <text:p>76,8284</text:p>
          </table:table-cell>
          <table:table-cell/>
          <table:table-cell table:formula="of:=IF([.B19]&lt;[.$N$2];0;IF([.B19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19]-[.$K$2])/([.$K$3]-[.$K$2])" office:value-type="float" office:value="0.520806429980368" calcext:value-type="float">
            <text:p>0,52081</text:p>
          </table:table-cell>
          <table:table-cell table:formula="of:=([.B19]-[.$L$2])/([.$L$3]-[.$L$2])" office:value-type="float" office:value="0.683933393019658" calcext:value-type="float">
            <text:p>0,68393</text:p>
          </table:table-cell>
          <table:table-cell table:formula="of:=([.C19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342.80717458" calcext:value-type="float">
            <text:p>8342,8072</text:p>
          </table:table-cell>
          <table:table-cell office:value-type="float" office:value="46.0744990453977" calcext:value-type="float">
            <text:p>46,0745</text:p>
          </table:table-cell>
          <table:table-cell/>
          <table:table-cell table:formula="of:=IF([.B20]&lt;[.$N$2];0;IF([.B20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20]-[.$K$2])/([.$K$3]-[.$K$2])" office:value-type="float" office:value="0.412869533358393" calcext:value-type="float">
            <text:p>0,41287</text:p>
          </table:table-cell>
          <table:table-cell table:formula="of:=([.B20]-[.$L$2])/([.$L$3]-[.$L$2])" office:value-type="float" office:value="0.640566124071574" calcext:value-type="float">
            <text:p>0,64057</text:p>
          </table:table-cell>
          <table:table-cell table:formula="of:=([.C20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446.04392083" calcext:value-type="float">
            <text:p>8446,0439</text:p>
          </table:table-cell>
          <table:table-cell office:value-type="float" office:value="36.5335034441036" calcext:value-type="float">
            <text:p>36,5335</text:p>
          </table:table-cell>
          <table:table-cell/>
          <table:table-cell table:formula="of:=IF([.B21]&lt;[.$N$2];0;IF([.B21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21]-[.$K$2])/([.$K$3]-[.$K$2])" office:value-type="float" office:value="0.470250922106793" calcext:value-type="float">
            <text:p>0,47025</text:p>
          </table:table-cell>
          <table:table-cell table:formula="of:=([.B21]-[.$L$2])/([.$L$3]-[.$L$2])" office:value-type="float" office:value="0.62711201671011" calcext:value-type="float">
            <text:p>0,62711</text:p>
          </table:table-cell>
          <table:table-cell table:formula="of:=([.C21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475.47608106" calcext:value-type="float">
            <text:p>8475,4761</text:p>
          </table:table-cell>
          <table:table-cell office:value-type="float" office:value="39.9532246671274" calcext:value-type="float">
            <text:p>39,9532</text:p>
          </table:table-cell>
          <table:table-cell/>
          <table:table-cell table:formula="of:=IF([.B22]&lt;[.$N$2];0;IF([.B22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22]-[.$K$2])/([.$K$3]-[.$K$2])" office:value-type="float" office:value="0.486610002465381" calcext:value-type="float">
            <text:p>0,48661</text:p>
          </table:table-cell>
          <table:table-cell table:formula="of:=([.B22]-[.$L$2])/([.$L$3]-[.$L$2])" office:value-type="float" office:value="0.631934290862988" calcext:value-type="float">
            <text:p>0,63193</text:p>
          </table:table-cell>
          <table:table-cell table:formula="of:=([.C22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719.92000063" calcext:value-type="float">
            <text:p>8719,9200</text:p>
          </table:table-cell>
          <table:table-cell office:value-type="float" office:value="51.8238489689315" calcext:value-type="float">
            <text:p>51,8238</text:p>
          </table:table-cell>
          <table:table-cell/>
          <table:table-cell table:formula="of:=IF([.B23]&lt;[.$N$2];0;IF([.B23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23]-[.$K$2])/([.$K$3]-[.$K$2])" office:value-type="float" office:value="0.622477627952745" calcext:value-type="float">
            <text:p>0,62248</text:p>
          </table:table-cell>
          <table:table-cell table:formula="of:=([.B23]-[.$L$2])/([.$L$3]-[.$L$2])" office:value-type="float" office:value="0.648673492983825" calcext:value-type="float">
            <text:p>0,64867</text:p>
          </table:table-cell>
          <table:table-cell table:formula="of:=([.C23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696.29719454" calcext:value-type="float">
            <text:p>8696,2972</text:p>
          </table:table-cell>
          <table:table-cell office:value-type="float" office:value="53.5859858220126" calcext:value-type="float">
            <text:p>53,5860</text:p>
          </table:table-cell>
          <table:table-cell/>
          <table:table-cell table:formula="of:=IF([.B24]&lt;[.$N$2];0;IF([.B24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24]-[.$K$2])/([.$K$3]-[.$K$2])" office:value-type="float" office:value="0.609347521969979" calcext:value-type="float">
            <text:p>0,60935</text:p>
          </table:table-cell>
          <table:table-cell table:formula="of:=([.B24]-[.$L$2])/([.$L$3]-[.$L$2])" office:value-type="float" office:value="0.651158346703255" calcext:value-type="float">
            <text:p>0,65116</text:p>
          </table:table-cell>
          <table:table-cell table:formula="of:=([.C24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998.00000017" calcext:value-type="float">
            <text:p>8998,0000</text:p>
          </table:table-cell>
          <table:table-cell office:value-type="float" office:value="85.5793798052837" calcext:value-type="float">
            <text:p>85,5794</text:p>
          </table:table-cell>
          <table:table-cell/>
          <table:table-cell table:formula="of:=IF([.B25]&lt;[.$N$2];0;IF([.B25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25]-[.$K$2])/([.$K$3]-[.$K$2])" office:value-type="float" office:value="0.777040970332007" calcext:value-type="float">
            <text:p>0,77704</text:p>
          </table:table-cell>
          <table:table-cell table:formula="of:=([.B25]-[.$L$2])/([.$L$3]-[.$L$2])" office:value-type="float" office:value="0.696273403401339" calcext:value-type="float">
            <text:p>0,69627</text:p>
          </table:table-cell>
          <table:table-cell table:formula="of:=([.C25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903.21" calcext:value-type="float">
            <text:p>8903,2100</text:p>
          </table:table-cell>
          <table:table-cell office:value-type="float" office:value="81.5305050624336" calcext:value-type="float">
            <text:p>81,5305</text:p>
          </table:table-cell>
          <table:table-cell/>
          <table:table-cell table:formula="of:=IF([.B26]&lt;[.$N$2];0;IF([.B26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26]-[.$K$2])/([.$K$3]-[.$K$2])" office:value-type="float" office:value="0.724354479844947" calcext:value-type="float">
            <text:p>0,72435</text:p>
          </table:table-cell>
          <table:table-cell table:formula="of:=([.B26]-[.$L$2])/([.$L$3]-[.$L$2])" office:value-type="float" office:value="0.69056393682575" calcext:value-type="float">
            <text:p>0,69056</text:p>
          </table:table-cell>
          <table:table-cell table:formula="of:=([.C26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775.56138957" calcext:value-type="float">
            <text:p>8775,5614</text:p>
          </table:table-cell>
          <table:table-cell office:value-type="float" office:value="60.8720545361666" calcext:value-type="float">
            <text:p>60,8721</text:p>
          </table:table-cell>
          <table:table-cell/>
          <table:table-cell table:formula="of:=IF([.B27]&lt;[.$N$2];0;IF([.B27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27]-[.$K$2])/([.$K$3]-[.$K$2])" office:value-type="float" office:value="0.65340440824409" calcext:value-type="float">
            <text:p>0,65340</text:p>
          </table:table-cell>
          <table:table-cell table:formula="of:=([.B27]-[.$L$2])/([.$L$3]-[.$L$2])" office:value-type="float" office:value="0.66143269906853" calcext:value-type="float">
            <text:p>0,66143</text:p>
          </table:table-cell>
          <table:table-cell table:formula="of:=([.C27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9100.5613898" calcext:value-type="float">
            <text:p>9100,5614</text:p>
          </table:table-cell>
          <table:table-cell office:value-type="float" office:value="71.6563406530147" calcext:value-type="float">
            <text:p>71,6563</text:p>
          </table:table-cell>
          <table:table-cell/>
          <table:table-cell table:formula="of:=IF([.B28]&lt;[.$N$2];0;IF([.B28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28]-[.$K$2])/([.$K$3]-[.$K$2])" office:value-type="float" office:value="0.834046980136731" calcext:value-type="float">
            <text:p>0,83405</text:p>
          </table:table-cell>
          <table:table-cell table:formula="of:=([.B28]-[.$L$2])/([.$L$3]-[.$L$2])" office:value-type="float" office:value="0.676640015924765" calcext:value-type="float">
            <text:p>0,67664</text:p>
          </table:table-cell>
          <table:table-cell table:formula="of:=([.C28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9047.00000044" calcext:value-type="float">
            <text:p>9047,0000</text:p>
          </table:table-cell>
          <table:table-cell office:value-type="float" office:value="71.3567977659827" calcext:value-type="float">
            <text:p>71,3568</text:p>
          </table:table-cell>
          <table:table-cell/>
          <table:table-cell table:formula="of:=IF([.B29]&lt;[.$N$2];0;IF([.B29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29]-[.$K$2])/([.$K$3]-[.$K$2])" office:value-type="float" office:value="0.804276312071235" calcext:value-type="float">
            <text:p>0,80428</text:p>
          </table:table-cell>
          <table:table-cell table:formula="of:=([.B29]-[.$L$2])/([.$L$3]-[.$L$2])" office:value-type="float" office:value="0.676217619528214" calcext:value-type="float">
            <text:p>0,67622</text:p>
          </table:table-cell>
          <table:table-cell table:formula="of:=([.C29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9268.84155168" calcext:value-type="float">
            <text:p>9268,8416</text:p>
          </table:table-cell>
          <table:table-cell office:value-type="float" office:value="105.824433566833" calcext:value-type="float">
            <text:p>105,8244</text:p>
          </table:table-cell>
          <table:table-cell/>
          <table:table-cell table:formula="of:=IF([.B30]&lt;[.$N$2];0;IF([.B30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30]-[.$K$2])/([.$K$3]-[.$K$2])" office:value-type="float" office:value="0.927581014656732" calcext:value-type="float">
            <text:p>0,92758</text:p>
          </table:table-cell>
          <table:table-cell table:formula="of:=([.B30]-[.$L$2])/([.$L$3]-[.$L$2])" office:value-type="float" office:value="0.724821695238885" calcext:value-type="float">
            <text:p>0,72482</text:p>
          </table:table-cell>
          <table:table-cell table:formula="of:=([.C30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9392.58569543" calcext:value-type="float">
            <text:p>9392,5857</text:p>
          </table:table-cell>
          <table:table-cell office:value-type="float" office:value="163.588597443263" calcext:value-type="float">
            <text:p>163,5886</text:p>
          </table:table-cell>
          <table:table-cell/>
          <table:table-cell table:formula="of:=IF([.B31]&lt;[.$N$2];0;IF([.B31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31]-[.$K$2])/([.$K$3]-[.$K$2])" office:value-type="float" office:value="0.996360892711604" calcext:value-type="float">
            <text:p>0,99636</text:p>
          </table:table-cell>
          <table:table-cell table:formula="of:=([.B31]-[.$L$2])/([.$L$3]-[.$L$2])" office:value-type="float" office:value="0.806277058485598" calcext:value-type="float">
            <text:p>0,80628</text:p>
          </table:table-cell>
          <table:table-cell table:formula="of:=([.C31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9226.00409454" calcext:value-type="float">
            <text:p>9226,0041</text:p>
          </table:table-cell>
          <table:table-cell office:value-type="float" office:value="172.417401140418" calcext:value-type="float">
            <text:p>172,4174</text:p>
          </table:table-cell>
          <table:table-cell/>
          <table:table-cell table:formula="of:=IF([.B32]&lt;[.$N$2];0;IF([.B32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32]-[.$K$2])/([.$K$3]-[.$K$2])" office:value-type="float" office:value="0.903770957962474" calcext:value-type="float">
            <text:p>0,90377</text:p>
          </table:table-cell>
          <table:table-cell table:formula="of:=([.B32]-[.$L$2])/([.$L$3]-[.$L$2])" office:value-type="float" office:value="0.818726877957132" calcext:value-type="float">
            <text:p>0,81873</text:p>
          </table:table-cell>
          <table:table-cell table:formula="of:=([.C32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9294.59402677" calcext:value-type="float">
            <text:p>9294,5940</text:p>
          </table:table-cell>
          <table:table-cell office:value-type="float" office:value="202.704832929775" calcext:value-type="float">
            <text:p>202,7048</text:p>
          </table:table-cell>
          <table:table-cell/>
          <table:table-cell table:formula="of:=IF([.B33]&lt;[.$N$2];0;IF([.B33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33]-[.$K$2])/([.$K$3]-[.$K$2])" office:value-type="float" office:value="0.941894840286169" calcext:value-type="float">
            <text:p>0,94189</text:p>
          </table:table-cell>
          <table:table-cell table:formula="of:=([.B33]-[.$L$2])/([.$L$3]-[.$L$2])" office:value-type="float" office:value="0.861436294880221" calcext:value-type="float">
            <text:p>0,86144</text:p>
          </table:table-cell>
          <table:table-cell table:formula="of:=([.C33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9208.17367857" calcext:value-type="float">
            <text:p>9208,1737</text:p>
          </table:table-cell>
          <table:table-cell office:value-type="float" office:value="196.793295219178" calcext:value-type="float">
            <text:p>196,7933</text:p>
          </table:table-cell>
          <table:table-cell/>
          <table:table-cell table:formula="of:=IF([.B34]&lt;[.$N$2];0;IF([.B34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34]-[.$K$2])/([.$K$3]-[.$K$2])" office:value-type="float" office:value="0.893860397357991" calcext:value-type="float">
            <text:p>0,89386</text:p>
          </table:table-cell>
          <table:table-cell table:formula="of:=([.B34]-[.$L$2])/([.$L$3]-[.$L$2])" office:value-type="float" office:value="0.853100219028879" calcext:value-type="float">
            <text:p>0,85310</text:p>
          </table:table-cell>
          <table:table-cell table:formula="of:=([.C34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9399.1329332" calcext:value-type="float">
            <text:p>9399,1329</text:p>
          </table:table-cell>
          <table:table-cell office:value-type="float" office:value="209.622002145124" calcext:value-type="float">
            <text:p>209,6220</text:p>
          </table:table-cell>
          <table:table-cell/>
          <table:table-cell table:formula="of:=IF([.B35]&lt;[.$N$2];0;IF([.B35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35]-[.$K$2])/([.$K$3]-[.$K$2])" office:value-type="float" office:value="1" calcext:value-type="float">
            <text:p>1,00000</text:p>
          </table:table-cell>
          <table:table-cell table:formula="of:=([.B35]-[.$L$2])/([.$L$3]-[.$L$2])" office:value-type="float" office:value="0.871190448550316" calcext:value-type="float">
            <text:p>0,87119</text:p>
          </table:table-cell>
          <table:table-cell table:formula="of:=([.C35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9349.97482365" calcext:value-type="float">
            <text:p>9349,9748</text:p>
          </table:table-cell>
          <table:table-cell office:value-type="float" office:value="211.763637537935" calcext:value-type="float">
            <text:p>211,7636</text:p>
          </table:table-cell>
          <table:table-cell/>
          <table:table-cell table:formula="of:=IF([.B36]&lt;[.$N$2];0;IF([.B36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36]-[.$K$2])/([.$K$3]-[.$K$2])" office:value-type="float" office:value="0.97267677743936" calcext:value-type="float">
            <text:p>0,97268</text:p>
          </table:table-cell>
          <table:table-cell table:formula="of:=([.B36]-[.$L$2])/([.$L$3]-[.$L$2])" office:value-type="float" office:value="0.874210447060752" calcext:value-type="float">
            <text:p>0,87421</text:p>
          </table:table-cell>
          <table:table-cell table:formula="of:=([.C36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9286.76482656" calcext:value-type="float">
            <text:p>9286,7648</text:p>
          </table:table-cell>
          <table:table-cell office:value-type="float" office:value="183.671975505034" calcext:value-type="float">
            <text:p>183,6720</text:p>
          </table:table-cell>
          <table:table-cell/>
          <table:table-cell table:formula="of:=IF([.B37]&lt;[.$N$2];0;IF([.B37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37]-[.$K$2])/([.$K$3]-[.$K$2])" office:value-type="float" office:value="0.937543188406796" calcext:value-type="float">
            <text:p>0,93754</text:p>
          </table:table-cell>
          <table:table-cell table:formula="of:=([.B37]-[.$L$2])/([.$L$3]-[.$L$2])" office:value-type="float" office:value="0.834597365497089" calcext:value-type="float">
            <text:p>0,83460</text:p>
          </table:table-cell>
          <table:table-cell table:formula="of:=([.C37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9139.99999929" calcext:value-type="float">
            <text:p>9140,0000</text:p>
          </table:table-cell>
          <table:table-cell office:value-type="float" office:value="151.425246560158" calcext:value-type="float">
            <text:p>151,4252</text:p>
          </table:table-cell>
          <table:table-cell/>
          <table:table-cell table:formula="of:=IF([.B38]&lt;[.$N$2];0;IF([.B38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38]-[.$K$2])/([.$K$3]-[.$K$2])" office:value-type="float" office:value="0.855967878121658" calcext:value-type="float">
            <text:p>0,85597</text:p>
          </table:table-cell>
          <table:table-cell table:formula="of:=([.B38]-[.$L$2])/([.$L$3]-[.$L$2])" office:value-type="float" office:value="0.789125071890588" calcext:value-type="float">
            <text:p>0,78913</text:p>
          </table:table-cell>
          <table:table-cell table:formula="of:=([.C38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9081.36329997" calcext:value-type="float">
            <text:p>9081,3633</text:p>
          </table:table-cell>
          <table:table-cell office:value-type="float" office:value="112.816203821604" calcext:value-type="float">
            <text:p>112,8162</text:p>
          </table:table-cell>
          <table:table-cell/>
          <table:table-cell table:formula="of:=IF([.B39]&lt;[.$N$2];0;IF([.B39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39]-[.$K$2])/([.$K$3]-[.$K$2])" office:value-type="float" office:value="0.823376234537153" calcext:value-type="float">
            <text:p>0,82338</text:p>
          </table:table-cell>
          <table:table-cell table:formula="of:=([.B39]-[.$L$2])/([.$L$3]-[.$L$2])" office:value-type="float" office:value="0.734681046567129" calcext:value-type="float">
            <text:p>0,73468</text:p>
          </table:table-cell>
          <table:table-cell table:formula="of:=([.C39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9199.95999708" calcext:value-type="float">
            <text:p>9199,9600</text:p>
          </table:table-cell>
          <table:table-cell office:value-type="float" office:value="101.752471706435" calcext:value-type="float">
            <text:p>101,7525</text:p>
          </table:table-cell>
          <table:table-cell/>
          <table:table-cell table:formula="of:=IF([.B40]&lt;[.$N$2];0;IF([.B40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40]-[.$K$2])/([.$K$3]-[.$K$2])" office:value-type="float" office:value="0.889295041825651" calcext:value-type="float">
            <text:p>0,88930</text:p>
          </table:table-cell>
          <table:table-cell table:formula="of:=([.B40]-[.$L$2])/([.$L$3]-[.$L$2])" office:value-type="float" office:value="0.719079672673216" calcext:value-type="float">
            <text:p>0,71908</text:p>
          </table:table-cell>
          <table:table-cell table:formula="of:=([.C40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9053.64136521" calcext:value-type="float">
            <text:p>9053,6414</text:p>
          </table:table-cell>
          <table:table-cell office:value-type="float" office:value="74.4052934911334" calcext:value-type="float">
            <text:p>74,4053</text:p>
          </table:table-cell>
          <table:table-cell/>
          <table:table-cell table:formula="of:=IF([.B41]&lt;[.$N$2];0;IF([.B41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41]-[.$K$2])/([.$K$3]-[.$K$2])" office:value-type="float" office:value="0.807967737339176" calcext:value-type="float">
            <text:p>0,80797</text:p>
          </table:table-cell>
          <table:table-cell table:formula="of:=([.B41]-[.$L$2])/([.$L$3]-[.$L$2])" office:value-type="float" office:value="0.68051641500943" calcext:value-type="float">
            <text:p>0,68052</text:p>
          </table:table-cell>
          <table:table-cell table:formula="of:=([.C41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960" calcext:value-type="float">
            <text:p>8960,0000</text:p>
          </table:table-cell>
          <table:table-cell office:value-type="float" office:value="41.9722011065926" calcext:value-type="float">
            <text:p>41,9722</text:p>
          </table:table-cell>
          <table:table-cell/>
          <table:table-cell table:formula="of:=IF([.B42]&lt;[.$N$2];0;IF([.B42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42]-[.$K$2])/([.$K$3]-[.$K$2])" office:value-type="float" office:value="0.75591968492348" calcext:value-type="float">
            <text:p>0,75592</text:p>
          </table:table-cell>
          <table:table-cell table:formula="of:=([.B42]-[.$L$2])/([.$L$3]-[.$L$2])" office:value-type="float" office:value="0.634781323490604" calcext:value-type="float">
            <text:p>0,63478</text:p>
          </table:table-cell>
          <table:table-cell table:formula="of:=([.C42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9057.81948332" calcext:value-type="float">
            <text:p>9057,8195</text:p>
          </table:table-cell>
          <table:table-cell office:value-type="float" office:value="24.1469955253236" calcext:value-type="float">
            <text:p>24,1470</text:p>
          </table:table-cell>
          <table:table-cell/>
          <table:table-cell table:formula="of:=IF([.B43]&lt;[.$N$2];0;IF([.B43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43]-[.$K$2])/([.$K$3]-[.$K$2])" office:value-type="float" office:value="0.810290032725415" calcext:value-type="float">
            <text:p>0,81029</text:p>
          </table:table-cell>
          <table:table-cell table:formula="of:=([.B43]-[.$L$2])/([.$L$3]-[.$L$2])" office:value-type="float" office:value="0.60964534820538" calcext:value-type="float">
            <text:p>0,60965</text:p>
          </table:table-cell>
          <table:table-cell table:formula="of:=([.C43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9198.64404366" calcext:value-type="float">
            <text:p>9198,6440</text:p>
          </table:table-cell>
          <table:table-cell office:value-type="float" office:value="17.7468960878811" calcext:value-type="float">
            <text:p>17,7469</text:p>
          </table:table-cell>
          <table:table-cell/>
          <table:table-cell table:formula="of:=IF([.B44]&lt;[.$N$2];0;IF([.B44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44]-[.$K$2])/([.$K$3]-[.$K$2])" office:value-type="float" office:value="0.888563604256077" calcext:value-type="float">
            <text:p>0,88856</text:p>
          </table:table-cell>
          <table:table-cell table:formula="of:=([.B44]-[.$L$2])/([.$L$3]-[.$L$2])" office:value-type="float" office:value="0.600620333568153" calcext:value-type="float">
            <text:p>0,60062</text:p>
          </table:table-cell>
          <table:table-cell table:formula="of:=([.C44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9078.5414656" calcext:value-type="float">
            <text:p>9078,5415</text:p>
          </table:table-cell>
          <table:table-cell office:value-type="float" office:value="7.92564734538644" calcext:value-type="float">
            <text:p>7,9256</text:p>
          </table:table-cell>
          <table:table-cell/>
          <table:table-cell table:formula="of:=IF([.B45]&lt;[.$N$2];0;IF([.B45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45]-[.$K$2])/([.$K$3]-[.$K$2])" office:value-type="float" office:value="0.821807793251949" calcext:value-type="float">
            <text:p>0,82181</text:p>
          </table:table-cell>
          <table:table-cell table:formula="of:=([.B45]-[.$L$2])/([.$L$3]-[.$L$2])" office:value-type="float" office:value="0.586771030987273" calcext:value-type="float">
            <text:p>0,58677</text:p>
          </table:table-cell>
          <table:table-cell table:formula="of:=([.C45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9261.85954224" calcext:value-type="float">
            <text:p>9261,8595</text:p>
          </table:table-cell>
          <table:table-cell office:value-type="float" office:value="10.6847546674167" calcext:value-type="float">
            <text:p>10,6848</text:p>
          </table:table-cell>
          <table:table-cell/>
          <table:table-cell table:formula="of:=IF([.B46]&lt;[.$N$2];0;IF([.B46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46]-[.$K$2])/([.$K$3]-[.$K$2])" office:value-type="float" office:value="0.923700251144955" calcext:value-type="float">
            <text:p>0,92370</text:p>
          </table:table-cell>
          <table:table-cell table:formula="of:=([.B46]-[.$L$2])/([.$L$3]-[.$L$2])" office:value-type="float" office:value="0.590661749281637" calcext:value-type="float">
            <text:p>0,59066</text:p>
          </table:table-cell>
          <table:table-cell table:formula="of:=([.C46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9252.74139029" calcext:value-type="float">
            <text:p>9252,7414</text:p>
          </table:table-cell>
          <table:table-cell office:value-type="float" office:value="-4.32451264671158" calcext:value-type="float">
            <text:p>-4,3245</text:p>
          </table:table-cell>
          <table:table-cell/>
          <table:table-cell table:formula="of:=IF([.B47]&lt;[.$N$2];0;IF([.B47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47]-[.$K$2])/([.$K$3]-[.$K$2])" office:value-type="float" office:value="0.918632169858832" calcext:value-type="float">
            <text:p>0,91863</text:p>
          </table:table-cell>
          <table:table-cell table:formula="of:=([.B47]-[.$L$2])/([.$L$3]-[.$L$2])" office:value-type="float" office:value="0.569496631688059" calcext:value-type="float">
            <text:p>0,56950</text:p>
          </table:table-cell>
          <table:table-cell table:formula="of:=([.C47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9213.3002186" calcext:value-type="float">
            <text:p>9213,3002</text:p>
          </table:table-cell>
          <table:table-cell office:value-type="float" office:value="-16.2573825072055" calcext:value-type="float">
            <text:p>-16,2574</text:p>
          </table:table-cell>
          <table:table-cell/>
          <table:table-cell table:formula="of:=IF([.B48]&lt;[.$N$2];0;IF([.B48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48]-[.$K$2])/([.$K$3]-[.$K$2])" office:value-type="float" office:value="0.89670984774345" calcext:value-type="float">
            <text:p>0,89671</text:p>
          </table:table-cell>
          <table:table-cell table:formula="of:=([.B48]-[.$L$2])/([.$L$3]-[.$L$2])" office:value-type="float" office:value="0.552669654825006" calcext:value-type="float">
            <text:p>0,55267</text:p>
          </table:table-cell>
          <table:table-cell table:formula="of:=([.C48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9080.99999132" calcext:value-type="float">
            <text:p>9081,0000</text:p>
          </table:table-cell>
          <table:table-cell office:value-type="float" office:value="-31.8334183680595" calcext:value-type="float">
            <text:p>-31,8334</text:p>
          </table:table-cell>
          <table:table-cell/>
          <table:table-cell table:formula="of:=IF([.B49]&lt;[.$N$2];0;IF([.B49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49]-[.$K$2])/([.$K$3]-[.$K$2])" office:value-type="float" office:value="0.823174299125214" calcext:value-type="float">
            <text:p>0,82317</text:p>
          </table:table-cell>
          <table:table-cell table:formula="of:=([.B49]-[.$L$2])/([.$L$3]-[.$L$2])" office:value-type="float" office:value="0.530705316144301" calcext:value-type="float">
            <text:p>0,53071</text:p>
          </table:table-cell>
          <table:table-cell table:formula="of:=([.C49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838.86698208" calcext:value-type="float">
            <text:p>8838,8670</text:p>
          </table:table-cell>
          <table:table-cell office:value-type="float" office:value="-58.194196660585" calcext:value-type="float">
            <text:p>-58,1942</text:p>
          </table:table-cell>
          <table:table-cell/>
          <table:table-cell table:formula="of:=IF([.B50]&lt;[.$N$2];0;IF([.B50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50]-[.$K$2])/([.$K$3]-[.$K$2])" office:value-type="float" office:value="0.688591131438247" calcext:value-type="float">
            <text:p>0,68859</text:p>
          </table:table-cell>
          <table:table-cell table:formula="of:=([.B50]-[.$L$2])/([.$L$3]-[.$L$2])" office:value-type="float" office:value="0.493533017141114" calcext:value-type="float">
            <text:p>0,49353</text:p>
          </table:table-cell>
          <table:table-cell table:formula="of:=([.C50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810.99999999" calcext:value-type="float">
            <text:p>8811,0000</text:p>
          </table:table-cell>
          <table:table-cell office:value-type="float" office:value="-65.2031051906017" calcext:value-type="float">
            <text:p>-65,2031</text:p>
          </table:table-cell>
          <table:table-cell/>
          <table:table-cell table:formula="of:=IF([.B51]&lt;[.$N$2];0;IF([.B51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51]-[.$K$2])/([.$K$3]-[.$K$2])" office:value-type="float" office:value="0.673102013554981" calcext:value-type="float">
            <text:p>0,67310</text:p>
          </table:table-cell>
          <table:table-cell table:formula="of:=([.B51]-[.$L$2])/([.$L$3]-[.$L$2])" office:value-type="float" office:value="0.483649498503213" calcext:value-type="float">
            <text:p>0,48365</text:p>
          </table:table-cell>
          <table:table-cell table:formula="of:=([.C51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662.97500004" calcext:value-type="float">
            <text:p>8662,9750</text:p>
          </table:table-cell>
          <table:table-cell office:value-type="float" office:value="-90.5181686742012" calcext:value-type="float">
            <text:p>-90,5182</text:p>
          </table:table-cell>
          <table:table-cell/>
          <table:table-cell table:formula="of:=IF([.B52]&lt;[.$N$2];0;IF([.B52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52]-[.$K$2])/([.$K$3]-[.$K$2])" office:value-type="float" office:value="0.590826269935127" calcext:value-type="float">
            <text:p>0,59083</text:p>
          </table:table-cell>
          <table:table-cell table:formula="of:=([.B52]-[.$L$2])/([.$L$3]-[.$L$2])" office:value-type="float" office:value="0.447951800254151" calcext:value-type="float">
            <text:p>0,44795</text:p>
          </table:table-cell>
          <table:table-cell table:formula="of:=([.C52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699" calcext:value-type="float">
            <text:p>8699,0000</text:p>
          </table:table-cell>
          <table:table-cell office:value-type="float" office:value="-66.1502111967877" calcext:value-type="float">
            <text:p>-66,1502</text:p>
          </table:table-cell>
          <table:table-cell/>
          <table:table-cell table:formula="of:=IF([.B53]&lt;[.$N$2];0;IF([.B53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53]-[.$K$2])/([.$K$3]-[.$K$2])" office:value-type="float" office:value="0.6108498042139" calcext:value-type="float">
            <text:p>0,61085</text:p>
          </table:table-cell>
          <table:table-cell table:formula="of:=([.B53]-[.$L$2])/([.$L$3]-[.$L$2])" office:value-type="float" office:value="0.48231394963364" calcext:value-type="float">
            <text:p>0,48231</text:p>
          </table:table-cell>
          <table:table-cell table:formula="of:=([.C53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703.8430299" calcext:value-type="float">
            <text:p>8703,8430</text:p>
          </table:table-cell>
          <table:table-cell office:value-type="float" office:value="-42.0340531763713" calcext:value-type="float">
            <text:p>-42,0341</text:p>
          </table:table-cell>
          <table:table-cell/>
          <table:table-cell table:formula="of:=IF([.B54]&lt;[.$N$2];0;IF([.B54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54]-[.$K$2])/([.$K$3]-[.$K$2])" office:value-type="float" office:value="0.613541673063961" calcext:value-type="float">
            <text:p>0,61354</text:p>
          </table:table-cell>
          <table:table-cell table:formula="of:=([.B54]-[.$L$2])/([.$L$3]-[.$L$2])" office:value-type="float" office:value="0.516321027375999" calcext:value-type="float">
            <text:p>0,51632</text:p>
          </table:table-cell>
          <table:table-cell table:formula="of:=([.C54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640" calcext:value-type="float">
            <text:p>8640,0000</text:p>
          </table:table-cell>
          <table:table-cell office:value-type="float" office:value="-50.7220321683909" calcext:value-type="float">
            <text:p>-50,7220</text:p>
          </table:table-cell>
          <table:table-cell/>
          <table:table-cell table:formula="of:=IF([.B55]&lt;[.$N$2];0;IF([.B55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55]-[.$K$2])/([.$K$3]-[.$K$2])" office:value-type="float" office:value="0.578056229647367" calcext:value-type="float">
            <text:p>0,57806</text:p>
          </table:table-cell>
          <table:table-cell table:formula="of:=([.B55]-[.$L$2])/([.$L$3]-[.$L$2])" office:value-type="float" office:value="0.504069789979251" calcext:value-type="float">
            <text:p>0,50407</text:p>
          </table:table-cell>
          <table:table-cell table:formula="of:=([.C55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404.0097973" calcext:value-type="float">
            <text:p>8404,0098</text:p>
          </table:table-cell>
          <table:table-cell office:value-type="float" office:value="-80.8568045606537" calcext:value-type="float">
            <text:p>-80,8568</text:p>
          </table:table-cell>
          <table:table-cell/>
          <table:table-cell table:formula="of:=IF([.B56]&lt;[.$N$2];0;IF([.B56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56]-[.$K$2])/([.$K$3]-[.$K$2])" office:value-type="float" office:value="0.446887376948828" calcext:value-type="float">
            <text:p>0,44689</text:p>
          </table:table-cell>
          <table:table-cell table:formula="of:=([.B56]-[.$L$2])/([.$L$3]-[.$L$2])" office:value-type="float" office:value="0.461575643663557" calcext:value-type="float">
            <text:p>0,46158</text:p>
          </table:table-cell>
          <table:table-cell table:formula="of:=([.C56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487.12129022" calcext:value-type="float">
            <text:p>8487,1213</text:p>
          </table:table-cell>
          <table:table-cell office:value-type="float" office:value="-38.8564271819707" calcext:value-type="float">
            <text:p>-38,8564</text:p>
          </table:table-cell>
          <table:table-cell/>
          <table:table-cell table:formula="of:=IF([.B57]&lt;[.$N$2];0;IF([.B57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57]-[.$K$2])/([.$K$3]-[.$K$2])" office:value-type="float" office:value="0.493082681023539" calcext:value-type="float">
            <text:p>0,49308</text:p>
          </table:table-cell>
          <table:table-cell table:formula="of:=([.B57]-[.$L$2])/([.$L$3]-[.$L$2])" office:value-type="float" office:value="0.52080191417962" calcext:value-type="float">
            <text:p>0,52080</text:p>
          </table:table-cell>
          <table:table-cell table:formula="of:=([.C57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486.6356675" calcext:value-type="float">
            <text:p>8486,6357</text:p>
          </table:table-cell>
          <table:table-cell office:value-type="float" office:value="-6.32282171766087" calcext:value-type="float">
            <text:p>-6,3228</text:p>
          </table:table-cell>
          <table:table-cell/>
          <table:table-cell table:formula="of:=IF([.B58]&lt;[.$N$2];0;IF([.B58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58]-[.$K$2])/([.$K$3]-[.$K$2])" office:value-type="float" office:value="0.492812760601853" calcext:value-type="float">
            <text:p>0,49281</text:p>
          </table:table-cell>
          <table:table-cell table:formula="of:=([.B58]-[.$L$2])/([.$L$3]-[.$L$2])" office:value-type="float" office:value="0.566678742873784" calcext:value-type="float">
            <text:p>0,56668</text:p>
          </table:table-cell>
          <table:table-cell table:formula="of:=([.C58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339.84645517" calcext:value-type="float">
            <text:p>8339,8465</text:p>
          </table:table-cell>
          <table:table-cell office:value-type="float" office:value="-1.95243152918999" calcext:value-type="float">
            <text:p>-1,9524</text:p>
          </table:table-cell>
          <table:table-cell/>
          <table:table-cell table:formula="of:=IF([.B59]&lt;[.$N$2];0;IF([.B59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59]-[.$K$2])/([.$K$3]-[.$K$2])" office:value-type="float" office:value="0.41122389653225" calcext:value-type="float">
            <text:p>0,41122</text:p>
          </table:table-cell>
          <table:table-cell table:formula="of:=([.B59]-[.$L$2])/([.$L$3]-[.$L$2])" office:value-type="float" office:value="0.572841590155591" calcext:value-type="float">
            <text:p>0,57284</text:p>
          </table:table-cell>
          <table:table-cell table:formula="of:=([.C59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240.16286874" calcext:value-type="float">
            <text:p>8240,1629</text:p>
          </table:table-cell>
          <table:table-cell office:value-type="float" office:value="-2.45719960564077" calcext:value-type="float">
            <text:p>-2,4572</text:p>
          </table:table-cell>
          <table:table-cell/>
          <table:table-cell table:formula="of:=IF([.B60]&lt;[.$N$2];0;IF([.B60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60]-[.$K$2])/([.$K$3]-[.$K$2])" office:value-type="float" office:value="0.355817436792391" calcext:value-type="float">
            <text:p>0,35582</text:p>
          </table:table-cell>
          <table:table-cell table:formula="of:=([.B60]-[.$L$2])/([.$L$3]-[.$L$2])" office:value-type="float" office:value="0.572129798202529" calcext:value-type="float">
            <text:p>0,57213</text:p>
          </table:table-cell>
          <table:table-cell table:formula="of:=([.C60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136.00000285" calcext:value-type="float">
            <text:p>8136,0000</text:p>
          </table:table-cell>
          <table:table-cell office:value-type="float" office:value="33.5903771297782" calcext:value-type="float">
            <text:p>33,5904</text:p>
          </table:table-cell>
          <table:table-cell/>
          <table:table-cell table:formula="of:=IF([.B61]&lt;[.$N$2];0;IF([.B61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61]-[.$K$2])/([.$K$3]-[.$K$2])" office:value-type="float" office:value="0.297921289171585" calcext:value-type="float">
            <text:p>0,29792</text:p>
          </table:table-cell>
          <table:table-cell table:formula="of:=([.B61]-[.$L$2])/([.$L$3]-[.$L$2])" office:value-type="float" office:value="0.622961806494531" calcext:value-type="float">
            <text:p>0,62296</text:p>
          </table:table-cell>
          <table:table-cell table:formula="of:=([.C61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095.11079791" calcext:value-type="float">
            <text:p>8095,1108</text:p>
          </table:table-cell>
          <table:table-cell office:value-type="float" office:value="42.6675259625945" calcext:value-type="float">
            <text:p>42,6675</text:p>
          </table:table-cell>
          <table:table-cell/>
          <table:table-cell table:formula="of:=IF([.B62]&lt;[.$N$2];0;IF([.B62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62]-[.$K$2])/([.$K$3]-[.$K$2])" office:value-type="float" office:value="0.275194116439956" calcext:value-type="float">
            <text:p>0,27519</text:p>
          </table:table-cell>
          <table:table-cell table:formula="of:=([.B62]-[.$L$2])/([.$L$3]-[.$L$2])" office:value-type="float" office:value="0.635761826538156" calcext:value-type="float">
            <text:p>0,63576</text:p>
          </table:table-cell>
          <table:table-cell table:formula="of:=([.C62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440.01465798" calcext:value-type="float">
            <text:p>8440,0147</text:p>
          </table:table-cell>
          <table:table-cell office:value-type="float" office:value="72.1676525701303" calcext:value-type="float">
            <text:p>72,1677</text:p>
          </table:table-cell>
          <table:table-cell/>
          <table:table-cell table:formula="of:=IF([.B63]&lt;[.$N$2];0;IF([.B63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63]-[.$K$2])/([.$K$3]-[.$K$2])" office:value-type="float" office:value="0.466899717346578" calcext:value-type="float">
            <text:p>0,46690</text:p>
          </table:table-cell>
          <table:table-cell table:formula="of:=([.B63]-[.$L$2])/([.$L$3]-[.$L$2])" office:value-type="float" office:value="0.677361035587234" calcext:value-type="float">
            <text:p>0,67736</text:p>
          </table:table-cell>
          <table:table-cell table:formula="of:=([.C63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201" calcext:value-type="float">
            <text:p>8201,0000</text:p>
          </table:table-cell>
          <table:table-cell office:value-type="float" office:value="68.7791872288841" calcext:value-type="float">
            <text:p>68,7792</text:p>
          </table:table-cell>
          <table:table-cell/>
          <table:table-cell table:formula="of:=IF([.B64]&lt;[.$N$2];0;IF([.B64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64]-[.$K$2])/([.$K$3]-[.$K$2])" office:value-type="float" office:value="0.334049801940449" calcext:value-type="float">
            <text:p>0,33405</text:p>
          </table:table-cell>
          <table:table-cell table:formula="of:=([.B64]-[.$L$2])/([.$L$3]-[.$L$2])" office:value-type="float" office:value="0.67258283649808" calcext:value-type="float">
            <text:p>0,67258</text:p>
          </table:table-cell>
          <table:table-cell table:formula="of:=([.C64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220.54540126" calcext:value-type="float">
            <text:p>8220,5454</text:p>
          </table:table-cell>
          <table:table-cell office:value-type="float" office:value="52.4011976392782" calcext:value-type="float">
            <text:p>52,4012</text:p>
          </table:table-cell>
          <table:table-cell/>
          <table:table-cell table:formula="of:=IF([.B65]&lt;[.$N$2];0;IF([.B65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65]-[.$K$2])/([.$K$3]-[.$K$2])" office:value-type="float" office:value="0.344913591324392" calcext:value-type="float">
            <text:p>0,34491</text:p>
          </table:table-cell>
          <table:table-cell table:formula="of:=([.B65]-[.$L$2])/([.$L$3]-[.$L$2])" office:value-type="float" office:value="0.649487633490795" calcext:value-type="float">
            <text:p>0,64949</text:p>
          </table:table-cell>
          <table:table-cell table:formula="of:=([.C65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108.90956338" calcext:value-type="float">
            <text:p>8108,9096</text:p>
          </table:table-cell>
          <table:table-cell office:value-type="float" office:value="50.2903831687163" calcext:value-type="float">
            <text:p>50,2904</text:p>
          </table:table-cell>
          <table:table-cell/>
          <table:table-cell table:formula="of:=IF([.B66]&lt;[.$N$2];0;IF([.B66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66]-[.$K$2])/([.$K$3]-[.$K$2])" office:value-type="float" office:value="0.282863791768202" calcext:value-type="float">
            <text:p>0,28286</text:p>
          </table:table-cell>
          <table:table-cell table:formula="of:=([.B66]-[.$L$2])/([.$L$3]-[.$L$2])" office:value-type="float" office:value="0.64651109669172" calcext:value-type="float">
            <text:p>0,64651</text:p>
          </table:table-cell>
          <table:table-cell table:formula="of:=([.C66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072.69878096" calcext:value-type="float">
            <text:p>8072,6988</text:p>
          </table:table-cell>
          <table:table-cell office:value-type="float" office:value="76.4877877528016" calcext:value-type="float">
            <text:p>76,4878</text:p>
          </table:table-cell>
          <table:table-cell/>
          <table:table-cell table:formula="of:=IF([.B67]&lt;[.$N$2];0;IF([.B67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67]-[.$K$2])/([.$K$3]-[.$K$2])" office:value-type="float" office:value="0.26273699526985" calcext:value-type="float">
            <text:p>0,26274</text:p>
          </table:table-cell>
          <table:table-cell table:formula="of:=([.B67]-[.$L$2])/([.$L$3]-[.$L$2])" office:value-type="float" office:value="0.683453016444642" calcext:value-type="float">
            <text:p>0,68345</text:p>
          </table:table-cell>
          <table:table-cell table:formula="of:=([.C67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120.02872349" calcext:value-type="float">
            <text:p>8120,0287</text:p>
          </table:table-cell>
          <table:table-cell office:value-type="float" office:value="86.5139562108434" calcext:value-type="float">
            <text:p>86,5140</text:p>
          </table:table-cell>
          <table:table-cell/>
          <table:table-cell table:formula="of:=IF([.B68]&lt;[.$N$2];0;IF([.B68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68]-[.$K$2])/([.$K$3]-[.$K$2])" office:value-type="float" office:value="0.289044080008617" calcext:value-type="float">
            <text:p>0,28904</text:p>
          </table:table-cell>
          <table:table-cell table:formula="of:=([.B68]-[.$L$2])/([.$L$3]-[.$L$2])" office:value-type="float" office:value="0.697591283822139" calcext:value-type="float">
            <text:p>0,69759</text:p>
          </table:table-cell>
          <table:table-cell table:formula="of:=([.C68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294.99101929" calcext:value-type="float">
            <text:p>8294,9910</text:p>
          </table:table-cell>
          <table:table-cell office:value-type="float" office:value="105.73379400394" calcext:value-type="float">
            <text:p>105,7338</text:p>
          </table:table-cell>
          <table:table-cell/>
          <table:table-cell table:formula="of:=IF([.B69]&lt;[.$N$2];0;IF([.B69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69]-[.$K$2])/([.$K$3]-[.$K$2])" office:value-type="float" office:value="0.38629220023996" calcext:value-type="float">
            <text:p>0,38629</text:p>
          </table:table-cell>
          <table:table-cell table:formula="of:=([.B69]-[.$L$2])/([.$L$3]-[.$L$2])" office:value-type="float" office:value="0.724693881071337" calcext:value-type="float">
            <text:p>0,72469</text:p>
          </table:table-cell>
          <table:table-cell table:formula="of:=([.C69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211.4256703" calcext:value-type="float">
            <text:p>8211,4257</text:p>
          </table:table-cell>
          <table:table-cell office:value-type="float" office:value="105.62858441123" calcext:value-type="float">
            <text:p>105,6286</text:p>
          </table:table-cell>
          <table:table-cell/>
          <table:table-cell table:formula="of:=IF([.B70]&lt;[.$N$2];0;IF([.B70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70]-[.$K$2])/([.$K$3]-[.$K$2])" office:value-type="float" office:value="0.339844632387723" calcext:value-type="float">
            <text:p>0,33984</text:p>
          </table:table-cell>
          <table:table-cell table:formula="of:=([.B70]-[.$L$2])/([.$L$3]-[.$L$2])" office:value-type="float" office:value="0.724545521171079" calcext:value-type="float">
            <text:p>0,72455</text:p>
          </table:table-cell>
          <table:table-cell table:formula="of:=([.C70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089.66686369" calcext:value-type="float">
            <text:p>8089,6669</text:p>
          </table:table-cell>
          <table:table-cell office:value-type="float" office:value="93.5284206946574" calcext:value-type="float">
            <text:p>93,5284</text:p>
          </table:table-cell>
          <table:table-cell/>
          <table:table-cell table:formula="of:=IF([.B71]&lt;[.$N$2];0;IF([.B71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71]-[.$K$2])/([.$K$3]-[.$K$2])" office:value-type="float" office:value="0.272168250969128" calcext:value-type="float">
            <text:p>0,27217</text:p>
          </table:table-cell>
          <table:table-cell table:formula="of:=([.B71]-[.$L$2])/([.$L$3]-[.$L$2])" office:value-type="float" office:value="0.707482637113992" calcext:value-type="float">
            <text:p>0,70748</text:p>
          </table:table-cell>
          <table:table-cell table:formula="of:=([.C71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7991" calcext:value-type="float">
            <text:p>7991,0000</text:p>
          </table:table-cell>
          <table:table-cell office:value-type="float" office:value="76.7217984420666" calcext:value-type="float">
            <text:p>76,7218</text:p>
          </table:table-cell>
          <table:table-cell/>
          <table:table-cell table:formula="of:=IF([.B72]&lt;[.$N$2];0;IF([.B72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72]-[.$K$2])/([.$K$3]-[.$K$2])" office:value-type="float" office:value="0.2173269094155" calcext:value-type="float">
            <text:p>0,21733</text:p>
          </table:table-cell>
          <table:table-cell table:formula="of:=([.B72]-[.$L$2])/([.$L$3]-[.$L$2])" office:value-type="float" office:value="0.683783003488832" calcext:value-type="float">
            <text:p>0,68378</text:p>
          </table:table-cell>
          <table:table-cell table:formula="of:=([.C72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7801.55180681" calcext:value-type="float">
            <text:p>7801,5518</text:p>
          </table:table-cell>
          <table:table-cell office:value-type="float" office:value="-3.33685869252906" calcext:value-type="float">
            <text:p>-3,3369</text:p>
          </table:table-cell>
          <table:table-cell/>
          <table:table-cell table:formula="of:=IF([.B73]&lt;[.$N$2];0;IF([.B73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73]-[.$K$2])/([.$K$3]-[.$K$2])" office:value-type="float" office:value="0.112027189926157" calcext:value-type="float">
            <text:p>0,11203</text:p>
          </table:table-cell>
          <table:table-cell table:formula="of:=([.B73]-[.$L$2])/([.$L$3]-[.$L$2])" office:value-type="float" office:value="0.570889358704278" calcext:value-type="float">
            <text:p>0,57089</text:p>
          </table:table-cell>
          <table:table-cell table:formula="of:=([.C73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7850" calcext:value-type="float">
            <text:p>7850,0000</text:p>
          </table:table-cell>
          <table:table-cell office:value-type="float" office:value="-79.6140254141524" calcext:value-type="float">
            <text:p>-79,6140</text:p>
          </table:table-cell>
          <table:table-cell/>
          <table:table-cell table:formula="of:=IF([.B74]&lt;[.$N$2];0;IF([.B74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74]-[.$K$2])/([.$K$3]-[.$K$2])" office:value-type="float" office:value="0.138955824434463" calcext:value-type="float">
            <text:p>0,13896</text:p>
          </table:table-cell>
          <table:table-cell table:formula="of:=([.B74]-[.$L$2])/([.$L$3]-[.$L$2])" office:value-type="float" office:value="0.463328132058096" calcext:value-type="float">
            <text:p>0,46333</text:p>
          </table:table-cell>
          <table:table-cell table:formula="of:=([.C74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7705.96697916" calcext:value-type="float">
            <text:p>7705,9670</text:p>
          </table:table-cell>
          <table:table-cell office:value-type="float" office:value="-217.256192453741" calcext:value-type="float">
            <text:p>-217,2562</text:p>
          </table:table-cell>
          <table:table-cell/>
          <table:table-cell table:formula="of:=IF([.B75]&lt;[.$N$2];0;IF([.B75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75]-[.$K$2])/([.$K$3]-[.$K$2])" office:value-type="float" office:value="0.0588989158080295" calcext:value-type="float">
            <text:p>0,05890</text:p>
          </table:table-cell>
          <table:table-cell table:formula="of:=([.B75]-[.$L$2])/([.$L$3]-[.$L$2])" office:value-type="float" office:value="0.269233870808879" calcext:value-type="float">
            <text:p>0,26923</text:p>
          </table:table-cell>
          <table:table-cell table:formula="of:=([.C75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7600" calcext:value-type="float">
            <text:p>7600,0000</text:p>
          </table:table-cell>
          <table:table-cell office:value-type="float" office:value="-337.034202166213" calcext:value-type="float">
            <text:p>-337,0342</text:p>
          </table:table-cell>
          <table:table-cell/>
          <table:table-cell table:formula="of:=IF([.B76]&lt;[.$N$2];0;IF([.B76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76]-[.$K$2])/([.$K$3]-[.$K$2])" office:value-type="float" office:value="0" calcext:value-type="float">
            <text:p>0,00000</text:p>
          </table:table-cell>
          <table:table-cell table:formula="of:=([.B76]-[.$L$2])/([.$L$3]-[.$L$2])" office:value-type="float" office:value="0.100330512128419" calcext:value-type="float">
            <text:p>0,10033</text:p>
          </table:table-cell>
          <table:table-cell table:formula="of:=([.C76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7720.77200084" calcext:value-type="float">
            <text:p>7720,7720</text:p>
          </table:table-cell>
          <table:table-cell office:value-type="float" office:value="-377.31198514118" calcext:value-type="float">
            <text:p>-377,3120</text:p>
          </table:table-cell>
          <table:table-cell/>
          <table:table-cell table:formula="of:=IF([.B77]&lt;[.$N$2];0;IF([.B77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77]-[.$K$2])/([.$K$3]-[.$K$2])" office:value-type="float" office:value="0.0671278917812876" calcext:value-type="float">
            <text:p>0,06713</text:p>
          </table:table-cell>
          <table:table-cell table:formula="of:=([.B77]-[.$L$2])/([.$L$3]-[.$L$2])" office:value-type="float" office:value="0.0435333350755895" calcext:value-type="float">
            <text:p>0,04353</text:p>
          </table:table-cell>
          <table:table-cell table:formula="of:=([.C77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7635.56479107" calcext:value-type="float">
            <text:p>7635,5648</text:p>
          </table:table-cell>
          <table:table-cell office:value-type="float" office:value="-408.183699429378" calcext:value-type="float">
            <text:p>-408,1837</text:p>
          </table:table-cell>
          <table:table-cell/>
          <table:table-cell table:formula="of:=IF([.B78]&lt;[.$N$2];0;IF([.B78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78]-[.$K$2])/([.$K$3]-[.$K$2])" office:value-type="float" office:value="0.0197677394558851" calcext:value-type="float">
            <text:p>0,01977</text:p>
          </table:table-cell>
          <table:table-cell table:formula="of:=([.B78]-[.$L$2])/([.$L$3]-[.$L$2])" office:value-type="float" office:value="0" calcext:value-type="float">
            <text:p>0,00000</text:p>
          </table:table-cell>
          <table:table-cell table:formula="of:=([.C78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104849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oglio2" table:style-name="ta1">
        <table:table-column table:style-name="co3" table:number-columns-repeated="3" table:default-cell-style-name="Default"/>
        <table:table-column table:style-name="co3" table:number-columns-repeated="2" table:default-cell-style-name="ce2"/>
        <table:table-column table:style-name="co3" table:number-columns-repeated="5" table:default-cell-style-name="Default"/>
        <table:table-column table:style-name="co3" table:number-columns-repeated="2" table:default-cell-style-name="ce2"/>
        <table:table-row table:style-name="ro1">
          <table:table-cell table:number-columns-repeated="12"/>
        </table:table-row>
        <table:table-row table:style-name="ro1">
          <table:table-cell table:style-name="ce5" office:value-type="float" office:value="8501" calcext:value-type="float">
            <text:p>8501</text:p>
          </table:table-cell>
          <table:table-cell table:style-name="ce5" office:value-type="string" calcext:value-type="string">
            <text:p>-317.47806716109653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2];&quot;.&quot;;&quot;,&quot;)/1" office:value-type="float" office:value="8501" calcext:value-type="float">
            <text:p>8.501,00</text:p>
          </table:table-cell>
          <table:table-cell table:style-name="ce7" table:formula="of:=SUBSTITUTE([.B2];&quot;.&quot;;&quot;,&quot;)/1" office:value-type="float" office:value="-317.478067161097" calcext:value-type="float">
            <text:p>-317,48</text:p>
          </table:table-cell>
          <table:table-cell table:style-name="ce7" table:formula="of:=SUBSTITUTE([.C2];&quot;.&quot;;&quot;,&quot;)/1" office:value-type="string" office:string-value="" calcext:value-type="error">
            <text:p>#VALORE!</text:p>
          </table:table-cell>
          <table:table-cell table:style-name="ce7" table:formula="of:=SUBSTITUTE([.D2];&quot;.&quot;;&quot;,&quot;)/1" office:value-type="string" office:string-value="" calcext:value-type="error">
            <text:p>#VALORE!</text:p>
          </table:table-cell>
          <table:table-cell table:style-name="ce7" table:formula="of:=SUBSTITUTE([.E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361.34025993</text:p>
          </table:table-cell>
          <table:table-cell table:style-name="ce5" office:value-type="string" calcext:value-type="string">
            <text:p>-348.39547951983195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3];&quot;.&quot;;&quot;,&quot;)/1" office:value-type="float" office:value="8361.34025993" calcext:value-type="float">
            <text:p>8.361,34</text:p>
          </table:table-cell>
          <table:table-cell table:style-name="ce7" table:formula="of:=SUBSTITUTE([.B3];&quot;.&quot;;&quot;,&quot;)/1" office:value-type="float" office:value="-348.395479519832" calcext:value-type="float">
            <text:p>-348,40</text:p>
          </table:table-cell>
          <table:table-cell table:style-name="ce7" table:formula="of:=SUBSTITUTE([.C3];&quot;.&quot;;&quot;,&quot;)/1" office:value-type="string" office:string-value="" calcext:value-type="error">
            <text:p>#VALORE!</text:p>
          </table:table-cell>
          <table:table-cell table:style-name="ce7" table:formula="of:=SUBSTITUTE([.D3];&quot;.&quot;;&quot;,&quot;)/1" office:value-type="string" office:string-value="" calcext:value-type="error">
            <text:p>#VALORE!</text:p>
          </table:table-cell>
          <table:table-cell table:style-name="ce7" table:formula="of:=SUBSTITUTE([.E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265.00000316</text:p>
          </table:table-cell>
          <table:table-cell table:style-name="ce5" office:value-type="string" calcext:value-type="string">
            <text:p>-377.23660702032157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4];&quot;.&quot;;&quot;,&quot;)/1" office:value-type="float" office:value="8265.00000316" calcext:value-type="float">
            <text:p>8.265,00</text:p>
          </table:table-cell>
          <table:table-cell table:style-name="ce7" table:formula="of:=SUBSTITUTE([.B4];&quot;.&quot;;&quot;,&quot;)/1" office:value-type="float" office:value="-377.236607020322" calcext:value-type="float">
            <text:p>-377,24</text:p>
          </table:table-cell>
          <table:table-cell table:style-name="ce7" table:formula="of:=SUBSTITUTE([.C4];&quot;.&quot;;&quot;,&quot;)/1" office:value-type="string" office:string-value="" calcext:value-type="error">
            <text:p>#VALORE!</text:p>
          </table:table-cell>
          <table:table-cell table:style-name="ce7" table:formula="of:=SUBSTITUTE([.D4];&quot;.&quot;;&quot;,&quot;)/1" office:value-type="string" office:string-value="" calcext:value-type="error">
            <text:p>#VALORE!</text:p>
          </table:table-cell>
          <table:table-cell table:style-name="ce7" table:formula="of:=SUBSTITUTE([.E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500.00248554</text:p>
          </table:table-cell>
          <table:table-cell table:style-name="ce5" office:value-type="string" calcext:value-type="string">
            <text:p>-255.1658930833496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5];&quot;.&quot;;&quot;,&quot;)/1" office:value-type="float" office:value="8500.00248554" calcext:value-type="float">
            <text:p>8.500,00</text:p>
          </table:table-cell>
          <table:table-cell table:style-name="ce7" table:formula="of:=SUBSTITUTE([.B5];&quot;.&quot;;&quot;,&quot;)/1" office:value-type="float" office:value="-255.16589308335" calcext:value-type="float">
            <text:p>-255,17</text:p>
          </table:table-cell>
          <table:table-cell table:style-name="ce7" table:formula="of:=SUBSTITUTE([.C5];&quot;.&quot;;&quot;,&quot;)/1" office:value-type="string" office:string-value="" calcext:value-type="error">
            <text:p>#VALORE!</text:p>
          </table:table-cell>
          <table:table-cell table:style-name="ce7" table:formula="of:=SUBSTITUTE([.D5];&quot;.&quot;;&quot;,&quot;)/1" office:value-type="string" office:string-value="" calcext:value-type="error">
            <text:p>#VALORE!</text:p>
          </table:table-cell>
          <table:table-cell table:style-name="ce7" table:formula="of:=SUBSTITUTE([.E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944.83023112</text:p>
          </table:table-cell>
          <table:table-cell table:style-name="ce5" office:value-type="string" calcext:value-type="string">
            <text:p>-38.88642608088867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6];&quot;.&quot;;&quot;,&quot;)/1" office:value-type="float" office:value="8944.83023112" calcext:value-type="float">
            <text:p>8.944,83</text:p>
          </table:table-cell>
          <table:table-cell table:style-name="ce7" table:formula="of:=SUBSTITUTE([.B6];&quot;.&quot;;&quot;,&quot;)/1" office:value-type="float" office:value="-38.8864260808887" calcext:value-type="float">
            <text:p>-38,89</text:p>
          </table:table-cell>
          <table:table-cell table:style-name="ce7" table:formula="of:=SUBSTITUTE([.C6];&quot;.&quot;;&quot;,&quot;)/1" office:value-type="string" office:string-value="" calcext:value-type="error">
            <text:p>#VALORE!</text:p>
          </table:table-cell>
          <table:table-cell table:style-name="ce7" table:formula="of:=SUBSTITUTE([.D6];&quot;.&quot;;&quot;,&quot;)/1" office:value-type="string" office:string-value="" calcext:value-type="error">
            <text:p>#VALORE!</text:p>
          </table:table-cell>
          <table:table-cell table:style-name="ce7" table:formula="of:=SUBSTITUTE([.E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734.99999987</text:p>
          </table:table-cell>
          <table:table-cell table:style-name="ce5" office:value-type="string" calcext:value-type="string">
            <text:p>63.46851230391576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7];&quot;.&quot;;&quot;,&quot;)/1" office:value-type="float" office:value="8734.99999987" calcext:value-type="float">
            <text:p>8.735,00</text:p>
          </table:table-cell>
          <table:table-cell table:style-name="ce7" table:formula="of:=SUBSTITUTE([.B7];&quot;.&quot;;&quot;,&quot;)/1" office:value-type="float" office:value="63.4685123039158" calcext:value-type="float">
            <text:p>63,47</text:p>
          </table:table-cell>
          <table:table-cell table:style-name="ce7" table:formula="of:=SUBSTITUTE([.C7];&quot;.&quot;;&quot;,&quot;)/1" office:value-type="string" office:string-value="" calcext:value-type="error">
            <text:p>#VALORE!</text:p>
          </table:table-cell>
          <table:table-cell table:style-name="ce7" table:formula="of:=SUBSTITUTE([.D7];&quot;.&quot;;&quot;,&quot;)/1" office:value-type="string" office:string-value="" calcext:value-type="error">
            <text:p>#VALORE!</text:p>
          </table:table-cell>
          <table:table-cell table:style-name="ce7" table:formula="of:=SUBSTITUTE([.E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70.00000012</text:p>
          </table:table-cell>
          <table:table-cell table:style-name="ce5" office:value-type="string" calcext:value-type="string">
            <text:p>192.7816596035375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8];&quot;.&quot;;&quot;,&quot;)/1" office:value-type="float" office:value="9070.00000012" calcext:value-type="float">
            <text:p>9.070,00</text:p>
          </table:table-cell>
          <table:table-cell table:style-name="ce7" table:formula="of:=SUBSTITUTE([.B8];&quot;.&quot;;&quot;,&quot;)/1" office:value-type="float" office:value="192.781659603537" calcext:value-type="float">
            <text:p>192,78</text:p>
          </table:table-cell>
          <table:table-cell table:style-name="ce7" table:formula="of:=SUBSTITUTE([.C8];&quot;.&quot;;&quot;,&quot;)/1" office:value-type="string" office:string-value="" calcext:value-type="error">
            <text:p>#VALORE!</text:p>
          </table:table-cell>
          <table:table-cell table:style-name="ce7" table:formula="of:=SUBSTITUTE([.D8];&quot;.&quot;;&quot;,&quot;)/1" office:value-type="string" office:string-value="" calcext:value-type="error">
            <text:p>#VALORE!</text:p>
          </table:table-cell>
          <table:table-cell table:style-name="ce7" table:formula="of:=SUBSTITUTE([.E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85.56138955</text:p>
          </table:table-cell>
          <table:table-cell table:style-name="ce5" office:value-type="string" calcext:value-type="string">
            <text:p>283.633619135843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9];&quot;.&quot;;&quot;,&quot;)/1" office:value-type="float" office:value="9085.56138955" calcext:value-type="float">
            <text:p>9.085,56</text:p>
          </table:table-cell>
          <table:table-cell table:style-name="ce7" table:formula="of:=SUBSTITUTE([.B9];&quot;.&quot;;&quot;,&quot;)/1" office:value-type="float" office:value="283.633619135843" calcext:value-type="float">
            <text:p>283,63</text:p>
          </table:table-cell>
          <table:table-cell table:style-name="ce7" table:formula="of:=SUBSTITUTE([.C9];&quot;.&quot;;&quot;,&quot;)/1" office:value-type="string" office:string-value="" calcext:value-type="error">
            <text:p>#VALORE!</text:p>
          </table:table-cell>
          <table:table-cell table:style-name="ce7" table:formula="of:=SUBSTITUTE([.D9];&quot;.&quot;;&quot;,&quot;)/1" office:value-type="string" office:string-value="" calcext:value-type="error">
            <text:p>#VALORE!</text:p>
          </table:table-cell>
          <table:table-cell table:style-name="ce7" table:formula="of:=SUBSTITUTE([.E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755.20111578</text:p>
          </table:table-cell>
          <table:table-cell table:style-name="ce5" office:value-type="string" calcext:value-type="string">
            <text:p>300.96744266882456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10];&quot;.&quot;;&quot;,&quot;)/1" office:value-type="float" office:value="8755.20111578" calcext:value-type="float">
            <text:p>8.755,20</text:p>
          </table:table-cell>
          <table:table-cell table:style-name="ce7" table:formula="of:=SUBSTITUTE([.B10];&quot;.&quot;;&quot;,&quot;)/1" office:value-type="float" office:value="300.967442668825" calcext:value-type="float">
            <text:p>300,97</text:p>
          </table:table-cell>
          <table:table-cell table:style-name="ce7" table:formula="of:=SUBSTITUTE([.C10];&quot;.&quot;;&quot;,&quot;)/1" office:value-type="string" office:string-value="" calcext:value-type="error">
            <text:p>#VALORE!</text:p>
          </table:table-cell>
          <table:table-cell table:style-name="ce7" table:formula="of:=SUBSTITUTE([.D10];&quot;.&quot;;&quot;,&quot;)/1" office:value-type="string" office:string-value="" calcext:value-type="error">
            <text:p>#VALORE!</text:p>
          </table:table-cell>
          <table:table-cell table:style-name="ce7" table:formula="of:=SUBSTITUTE([.E1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586.01</text:p>
          </table:table-cell>
          <table:table-cell table:style-name="ce5" office:value-type="string" calcext:value-type="string">
            <text:p>270.5734813662159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11];&quot;.&quot;;&quot;,&quot;)/1" office:value-type="float" office:value="8586.01" calcext:value-type="float">
            <text:p>8.586,01</text:p>
          </table:table-cell>
          <table:table-cell table:style-name="ce7" table:formula="of:=SUBSTITUTE([.B11];&quot;.&quot;;&quot;,&quot;)/1" office:value-type="float" office:value="270.573481366216" calcext:value-type="float">
            <text:p>270,57</text:p>
          </table:table-cell>
          <table:table-cell table:style-name="ce7" table:formula="of:=SUBSTITUTE([.C11];&quot;.&quot;;&quot;,&quot;)/1" office:value-type="string" office:string-value="" calcext:value-type="error">
            <text:p>#VALORE!</text:p>
          </table:table-cell>
          <table:table-cell table:style-name="ce7" table:formula="of:=SUBSTITUTE([.D11];&quot;.&quot;;&quot;,&quot;)/1" office:value-type="string" office:string-value="" calcext:value-type="error">
            <text:p>#VALORE!</text:p>
          </table:table-cell>
          <table:table-cell table:style-name="ce7" table:formula="of:=SUBSTITUTE([.E1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660.00001343</text:p>
          </table:table-cell>
          <table:table-cell table:style-name="ce5" office:value-type="string" calcext:value-type="string">
            <text:p>243.2148735838016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12];&quot;.&quot;;&quot;,&quot;)/1" office:value-type="float" office:value="8660.00001343" calcext:value-type="float">
            <text:p>8.660,00</text:p>
          </table:table-cell>
          <table:table-cell table:style-name="ce7" table:formula="of:=SUBSTITUTE([.B12];&quot;.&quot;;&quot;,&quot;)/1" office:value-type="float" office:value="243.214873583802" calcext:value-type="float">
            <text:p>243,21</text:p>
          </table:table-cell>
          <table:table-cell table:style-name="ce7" table:formula="of:=SUBSTITUTE([.C12];&quot;.&quot;;&quot;,&quot;)/1" office:value-type="string" office:string-value="" calcext:value-type="error">
            <text:p>#VALORE!</text:p>
          </table:table-cell>
          <table:table-cell table:style-name="ce7" table:formula="of:=SUBSTITUTE([.D12];&quot;.&quot;;&quot;,&quot;)/1" office:value-type="string" office:string-value="" calcext:value-type="error">
            <text:p>#VALORE!</text:p>
          </table:table-cell>
          <table:table-cell table:style-name="ce7" table:formula="of:=SUBSTITUTE([.E1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589.99999997</text:p>
          </table:table-cell>
          <table:table-cell table:style-name="ce5" office:value-type="string" calcext:value-type="string">
            <text:p>202.1448378086534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13];&quot;.&quot;;&quot;,&quot;)/1" office:value-type="float" office:value="8589.99999997" calcext:value-type="float">
            <text:p>8.590,00</text:p>
          </table:table-cell>
          <table:table-cell table:style-name="ce7" table:formula="of:=SUBSTITUTE([.B13];&quot;.&quot;;&quot;,&quot;)/1" office:value-type="float" office:value="202.144837808653" calcext:value-type="float">
            <text:p>202,14</text:p>
          </table:table-cell>
          <table:table-cell table:style-name="ce7" table:formula="of:=SUBSTITUTE([.C13];&quot;.&quot;;&quot;,&quot;)/1" office:value-type="string" office:string-value="" calcext:value-type="error">
            <text:p>#VALORE!</text:p>
          </table:table-cell>
          <table:table-cell table:style-name="ce7" table:formula="of:=SUBSTITUTE([.D13];&quot;.&quot;;&quot;,&quot;)/1" office:value-type="string" office:string-value="" calcext:value-type="error">
            <text:p>#VALORE!</text:p>
          </table:table-cell>
          <table:table-cell table:style-name="ce7" table:formula="of:=SUBSTITUTE([.E1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614.57116264</text:p>
          </table:table-cell>
          <table:table-cell table:style-name="ce5" office:value-type="string" calcext:value-type="string">
            <text:p>167.6094955364083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14];&quot;.&quot;;&quot;,&quot;)/1" office:value-type="float" office:value="8614.57116264" calcext:value-type="float">
            <text:p>8.614,57</text:p>
          </table:table-cell>
          <table:table-cell table:style-name="ce7" table:formula="of:=SUBSTITUTE([.B14];&quot;.&quot;;&quot;,&quot;)/1" office:value-type="float" office:value="167.609495536408" calcext:value-type="float">
            <text:p>167,61</text:p>
          </table:table-cell>
          <table:table-cell table:style-name="ce7" table:formula="of:=SUBSTITUTE([.C14];&quot;.&quot;;&quot;,&quot;)/1" office:value-type="string" office:string-value="" calcext:value-type="error">
            <text:p>#VALORE!</text:p>
          </table:table-cell>
          <table:table-cell table:style-name="ce7" table:formula="of:=SUBSTITUTE([.D14];&quot;.&quot;;&quot;,&quot;)/1" office:value-type="string" office:string-value="" calcext:value-type="error">
            <text:p>#VALORE!</text:p>
          </table:table-cell>
          <table:table-cell table:style-name="ce7" table:formula="of:=SUBSTITUTE([.E1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831.72082934</text:p>
          </table:table-cell>
          <table:table-cell table:style-name="ce5" office:value-type="string" calcext:value-type="string">
            <text:p>154.80248318051645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15];&quot;.&quot;;&quot;,&quot;)/1" office:value-type="float" office:value="8831.72082934" calcext:value-type="float">
            <text:p>8.831,72</text:p>
          </table:table-cell>
          <table:table-cell table:style-name="ce7" table:formula="of:=SUBSTITUTE([.B15];&quot;.&quot;;&quot;,&quot;)/1" office:value-type="float" office:value="154.802483180516" calcext:value-type="float">
            <text:p>154,80</text:p>
          </table:table-cell>
          <table:table-cell table:style-name="ce7" table:formula="of:=SUBSTITUTE([.C15];&quot;.&quot;;&quot;,&quot;)/1" office:value-type="string" office:string-value="" calcext:value-type="error">
            <text:p>#VALORE!</text:p>
          </table:table-cell>
          <table:table-cell table:style-name="ce7" table:formula="of:=SUBSTITUTE([.D15];&quot;.&quot;;&quot;,&quot;)/1" office:value-type="string" office:string-value="" calcext:value-type="error">
            <text:p>#VALORE!</text:p>
          </table:table-cell>
          <table:table-cell table:style-name="ce7" table:formula="of:=SUBSTITUTE([.E1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901.70669743</text:p>
          </table:table-cell>
          <table:table-cell table:style-name="ce5" office:value-type="string" calcext:value-type="string">
            <text:p>142.88403777607164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16];&quot;.&quot;;&quot;,&quot;)/1" office:value-type="float" office:value="8901.70669743" calcext:value-type="float">
            <text:p>8.901,71</text:p>
          </table:table-cell>
          <table:table-cell table:style-name="ce7" table:formula="of:=SUBSTITUTE([.B16];&quot;.&quot;;&quot;,&quot;)/1" office:value-type="float" office:value="142.884037776072" calcext:value-type="float">
            <text:p>142,88</text:p>
          </table:table-cell>
          <table:table-cell table:style-name="ce7" table:formula="of:=SUBSTITUTE([.C16];&quot;.&quot;;&quot;,&quot;)/1" office:value-type="string" office:string-value="" calcext:value-type="error">
            <text:p>#VALORE!</text:p>
          </table:table-cell>
          <table:table-cell table:style-name="ce7" table:formula="of:=SUBSTITUTE([.D16];&quot;.&quot;;&quot;,&quot;)/1" office:value-type="string" office:string-value="" calcext:value-type="error">
            <text:p>#VALORE!</text:p>
          </table:table-cell>
          <table:table-cell table:style-name="ce7" table:formula="of:=SUBSTITUTE([.E1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771.21999975</text:p>
          </table:table-cell>
          <table:table-cell table:style-name="ce5" office:value-type="string" calcext:value-type="string">
            <text:p>124.25027570566976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17];&quot;.&quot;;&quot;,&quot;)/1" office:value-type="float" office:value="8771.21999975" calcext:value-type="float">
            <text:p>8.771,22</text:p>
          </table:table-cell>
          <table:table-cell table:style-name="ce7" table:formula="of:=SUBSTITUTE([.B17];&quot;.&quot;;&quot;,&quot;)/1" office:value-type="float" office:value="124.25027570567" calcext:value-type="float">
            <text:p>124,25</text:p>
          </table:table-cell>
          <table:table-cell table:style-name="ce7" table:formula="of:=SUBSTITUTE([.C17];&quot;.&quot;;&quot;,&quot;)/1" office:value-type="string" office:string-value="" calcext:value-type="error">
            <text:p>#VALORE!</text:p>
          </table:table-cell>
          <table:table-cell table:style-name="ce7" table:formula="of:=SUBSTITUTE([.D17];&quot;.&quot;;&quot;,&quot;)/1" office:value-type="string" office:string-value="" calcext:value-type="error">
            <text:p>#VALORE!</text:p>
          </table:table-cell>
          <table:table-cell table:style-name="ce7" table:formula="of:=SUBSTITUTE([.E1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630.80723845</text:p>
          </table:table-cell>
          <table:table-cell table:style-name="ce5" office:value-type="string" calcext:value-type="string">
            <text:p>103.32895365348259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18];&quot;.&quot;;&quot;,&quot;)/1" office:value-type="float" office:value="8630.80723845" calcext:value-type="float">
            <text:p>8.630,81</text:p>
          </table:table-cell>
          <table:table-cell table:style-name="ce7" table:formula="of:=SUBSTITUTE([.B18];&quot;.&quot;;&quot;,&quot;)/1" office:value-type="float" office:value="103.328953653483" calcext:value-type="float">
            <text:p>103,33</text:p>
          </table:table-cell>
          <table:table-cell table:style-name="ce7" table:formula="of:=SUBSTITUTE([.C18];&quot;.&quot;;&quot;,&quot;)/1" office:value-type="string" office:string-value="" calcext:value-type="error">
            <text:p>#VALORE!</text:p>
          </table:table-cell>
          <table:table-cell table:style-name="ce7" table:formula="of:=SUBSTITUTE([.D18];&quot;.&quot;;&quot;,&quot;)/1" office:value-type="string" office:string-value="" calcext:value-type="error">
            <text:p>#VALORE!</text:p>
          </table:table-cell>
          <table:table-cell table:style-name="ce7" table:formula="of:=SUBSTITUTE([.E1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8537" calcext:value-type="float">
            <text:p>8537</text:p>
          </table:table-cell>
          <table:table-cell table:style-name="ce5" office:value-type="string" calcext:value-type="string">
            <text:p>76.82844734961145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19];&quot;.&quot;;&quot;,&quot;)/1" office:value-type="float" office:value="8537" calcext:value-type="float">
            <text:p>8.537,00</text:p>
          </table:table-cell>
          <table:table-cell table:style-name="ce7" table:formula="of:=SUBSTITUTE([.B19];&quot;.&quot;;&quot;,&quot;)/1" office:value-type="float" office:value="76.8284473496115" calcext:value-type="float">
            <text:p>76,83</text:p>
          </table:table-cell>
          <table:table-cell table:style-name="ce7" table:formula="of:=SUBSTITUTE([.C19];&quot;.&quot;;&quot;,&quot;)/1" office:value-type="string" office:string-value="" calcext:value-type="error">
            <text:p>#VALORE!</text:p>
          </table:table-cell>
          <table:table-cell table:style-name="ce7" table:formula="of:=SUBSTITUTE([.D19];&quot;.&quot;;&quot;,&quot;)/1" office:value-type="string" office:string-value="" calcext:value-type="error">
            <text:p>#VALORE!</text:p>
          </table:table-cell>
          <table:table-cell table:style-name="ce7" table:formula="of:=SUBSTITUTE([.E1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342.80717458</text:p>
          </table:table-cell>
          <table:table-cell table:style-name="ce5" office:value-type="string" calcext:value-type="string">
            <text:p>46.074499045397715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20];&quot;.&quot;;&quot;,&quot;)/1" office:value-type="float" office:value="8342.80717458" calcext:value-type="float">
            <text:p>8.342,81</text:p>
          </table:table-cell>
          <table:table-cell table:style-name="ce7" table:formula="of:=SUBSTITUTE([.B20];&quot;.&quot;;&quot;,&quot;)/1" office:value-type="float" office:value="46.0744990453977" calcext:value-type="float">
            <text:p>46,07</text:p>
          </table:table-cell>
          <table:table-cell table:style-name="ce7" table:formula="of:=SUBSTITUTE([.C20];&quot;.&quot;;&quot;,&quot;)/1" office:value-type="string" office:string-value="" calcext:value-type="error">
            <text:p>#VALORE!</text:p>
          </table:table-cell>
          <table:table-cell table:style-name="ce7" table:formula="of:=SUBSTITUTE([.D20];&quot;.&quot;;&quot;,&quot;)/1" office:value-type="string" office:string-value="" calcext:value-type="error">
            <text:p>#VALORE!</text:p>
          </table:table-cell>
          <table:table-cell table:style-name="ce7" table:formula="of:=SUBSTITUTE([.E2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446.04392083</text:p>
          </table:table-cell>
          <table:table-cell table:style-name="ce5" office:value-type="string" calcext:value-type="string">
            <text:p>36.533503444103644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21];&quot;.&quot;;&quot;,&quot;)/1" office:value-type="float" office:value="8446.04392083" calcext:value-type="float">
            <text:p>8.446,04</text:p>
          </table:table-cell>
          <table:table-cell table:style-name="ce7" table:formula="of:=SUBSTITUTE([.B21];&quot;.&quot;;&quot;,&quot;)/1" office:value-type="float" office:value="36.5335034441036" calcext:value-type="float">
            <text:p>36,53</text:p>
          </table:table-cell>
          <table:table-cell table:style-name="ce7" table:formula="of:=SUBSTITUTE([.C21];&quot;.&quot;;&quot;,&quot;)/1" office:value-type="string" office:string-value="" calcext:value-type="error">
            <text:p>#VALORE!</text:p>
          </table:table-cell>
          <table:table-cell table:style-name="ce7" table:formula="of:=SUBSTITUTE([.D21];&quot;.&quot;;&quot;,&quot;)/1" office:value-type="string" office:string-value="" calcext:value-type="error">
            <text:p>#VALORE!</text:p>
          </table:table-cell>
          <table:table-cell table:style-name="ce7" table:formula="of:=SUBSTITUTE([.E2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475.47608106</text:p>
          </table:table-cell>
          <table:table-cell table:style-name="ce5" office:value-type="string" calcext:value-type="string">
            <text:p>39.953224667127415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22];&quot;.&quot;;&quot;,&quot;)/1" office:value-type="float" office:value="8475.47608106" calcext:value-type="float">
            <text:p>8.475,48</text:p>
          </table:table-cell>
          <table:table-cell table:style-name="ce7" table:formula="of:=SUBSTITUTE([.B22];&quot;.&quot;;&quot;,&quot;)/1" office:value-type="float" office:value="39.9532246671274" calcext:value-type="float">
            <text:p>39,95</text:p>
          </table:table-cell>
          <table:table-cell table:style-name="ce7" table:formula="of:=SUBSTITUTE([.C22];&quot;.&quot;;&quot;,&quot;)/1" office:value-type="string" office:string-value="" calcext:value-type="error">
            <text:p>#VALORE!</text:p>
          </table:table-cell>
          <table:table-cell table:style-name="ce7" table:formula="of:=SUBSTITUTE([.D22];&quot;.&quot;;&quot;,&quot;)/1" office:value-type="string" office:string-value="" calcext:value-type="error">
            <text:p>#VALORE!</text:p>
          </table:table-cell>
          <table:table-cell table:style-name="ce7" table:formula="of:=SUBSTITUTE([.E2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719.92000063</text:p>
          </table:table-cell>
          <table:table-cell table:style-name="ce5" office:value-type="string" calcext:value-type="string">
            <text:p>51.82384896893154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23];&quot;.&quot;;&quot;,&quot;)/1" office:value-type="float" office:value="8719.92000063" calcext:value-type="float">
            <text:p>8.719,92</text:p>
          </table:table-cell>
          <table:table-cell table:style-name="ce7" table:formula="of:=SUBSTITUTE([.B23];&quot;.&quot;;&quot;,&quot;)/1" office:value-type="float" office:value="51.8238489689315" calcext:value-type="float">
            <text:p>51,82</text:p>
          </table:table-cell>
          <table:table-cell table:style-name="ce7" table:formula="of:=SUBSTITUTE([.C23];&quot;.&quot;;&quot;,&quot;)/1" office:value-type="string" office:string-value="" calcext:value-type="error">
            <text:p>#VALORE!</text:p>
          </table:table-cell>
          <table:table-cell table:style-name="ce7" table:formula="of:=SUBSTITUTE([.D23];&quot;.&quot;;&quot;,&quot;)/1" office:value-type="string" office:string-value="" calcext:value-type="error">
            <text:p>#VALORE!</text:p>
          </table:table-cell>
          <table:table-cell table:style-name="ce7" table:formula="of:=SUBSTITUTE([.E2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696.29719454</text:p>
          </table:table-cell>
          <table:table-cell table:style-name="ce5" office:value-type="string" calcext:value-type="string">
            <text:p>53.58598582201262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24];&quot;.&quot;;&quot;,&quot;)/1" office:value-type="float" office:value="8696.29719454" calcext:value-type="float">
            <text:p>8.696,30</text:p>
          </table:table-cell>
          <table:table-cell table:style-name="ce7" table:formula="of:=SUBSTITUTE([.B24];&quot;.&quot;;&quot;,&quot;)/1" office:value-type="float" office:value="53.5859858220126" calcext:value-type="float">
            <text:p>53,59</text:p>
          </table:table-cell>
          <table:table-cell table:style-name="ce7" table:formula="of:=SUBSTITUTE([.C24];&quot;.&quot;;&quot;,&quot;)/1" office:value-type="string" office:string-value="" calcext:value-type="error">
            <text:p>#VALORE!</text:p>
          </table:table-cell>
          <table:table-cell table:style-name="ce7" table:formula="of:=SUBSTITUTE([.D24];&quot;.&quot;;&quot;,&quot;)/1" office:value-type="string" office:string-value="" calcext:value-type="error">
            <text:p>#VALORE!</text:p>
          </table:table-cell>
          <table:table-cell table:style-name="ce7" table:formula="of:=SUBSTITUTE([.E2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998.00000017</text:p>
          </table:table-cell>
          <table:table-cell table:style-name="ce5" office:value-type="string" calcext:value-type="string">
            <text:p>85.57937980528368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25];&quot;.&quot;;&quot;,&quot;)/1" office:value-type="float" office:value="8998.00000017" calcext:value-type="float">
            <text:p>8.998,00</text:p>
          </table:table-cell>
          <table:table-cell table:style-name="ce7" table:formula="of:=SUBSTITUTE([.B25];&quot;.&quot;;&quot;,&quot;)/1" office:value-type="float" office:value="85.5793798052837" calcext:value-type="float">
            <text:p>85,58</text:p>
          </table:table-cell>
          <table:table-cell table:style-name="ce7" table:formula="of:=SUBSTITUTE([.C25];&quot;.&quot;;&quot;,&quot;)/1" office:value-type="string" office:string-value="" calcext:value-type="error">
            <text:p>#VALORE!</text:p>
          </table:table-cell>
          <table:table-cell table:style-name="ce7" table:formula="of:=SUBSTITUTE([.D25];&quot;.&quot;;&quot;,&quot;)/1" office:value-type="string" office:string-value="" calcext:value-type="error">
            <text:p>#VALORE!</text:p>
          </table:table-cell>
          <table:table-cell table:style-name="ce7" table:formula="of:=SUBSTITUTE([.E2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903.21</text:p>
          </table:table-cell>
          <table:table-cell table:style-name="ce5" office:value-type="string" calcext:value-type="string">
            <text:p>81.53050506243358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26];&quot;.&quot;;&quot;,&quot;)/1" office:value-type="float" office:value="8903.21" calcext:value-type="float">
            <text:p>8.903,21</text:p>
          </table:table-cell>
          <table:table-cell table:style-name="ce7" table:formula="of:=SUBSTITUTE([.B26];&quot;.&quot;;&quot;,&quot;)/1" office:value-type="float" office:value="81.5305050624336" calcext:value-type="float">
            <text:p>81,53</text:p>
          </table:table-cell>
          <table:table-cell table:style-name="ce7" table:formula="of:=SUBSTITUTE([.C26];&quot;.&quot;;&quot;,&quot;)/1" office:value-type="string" office:string-value="" calcext:value-type="error">
            <text:p>#VALORE!</text:p>
          </table:table-cell>
          <table:table-cell table:style-name="ce7" table:formula="of:=SUBSTITUTE([.D26];&quot;.&quot;;&quot;,&quot;)/1" office:value-type="string" office:string-value="" calcext:value-type="error">
            <text:p>#VALORE!</text:p>
          </table:table-cell>
          <table:table-cell table:style-name="ce7" table:formula="of:=SUBSTITUTE([.E2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775.56138957</text:p>
          </table:table-cell>
          <table:table-cell table:style-name="ce5" office:value-type="string" calcext:value-type="string">
            <text:p>60.872054536166615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27];&quot;.&quot;;&quot;,&quot;)/1" office:value-type="float" office:value="8775.56138957" calcext:value-type="float">
            <text:p>8.775,56</text:p>
          </table:table-cell>
          <table:table-cell table:style-name="ce7" table:formula="of:=SUBSTITUTE([.B27];&quot;.&quot;;&quot;,&quot;)/1" office:value-type="float" office:value="60.8720545361666" calcext:value-type="float">
            <text:p>60,87</text:p>
          </table:table-cell>
          <table:table-cell table:style-name="ce7" table:formula="of:=SUBSTITUTE([.C27];&quot;.&quot;;&quot;,&quot;)/1" office:value-type="string" office:string-value="" calcext:value-type="error">
            <text:p>#VALORE!</text:p>
          </table:table-cell>
          <table:table-cell table:style-name="ce7" table:formula="of:=SUBSTITUTE([.D27];&quot;.&quot;;&quot;,&quot;)/1" office:value-type="string" office:string-value="" calcext:value-type="error">
            <text:p>#VALORE!</text:p>
          </table:table-cell>
          <table:table-cell table:style-name="ce7" table:formula="of:=SUBSTITUTE([.E2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100.5613898</text:p>
          </table:table-cell>
          <table:table-cell table:style-name="ce5" office:value-type="string" calcext:value-type="string">
            <text:p>71.6563406530147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28];&quot;.&quot;;&quot;,&quot;)/1" office:value-type="float" office:value="9100.5613898" calcext:value-type="float">
            <text:p>9.100,56</text:p>
          </table:table-cell>
          <table:table-cell table:style-name="ce7" table:formula="of:=SUBSTITUTE([.B28];&quot;.&quot;;&quot;,&quot;)/1" office:value-type="float" office:value="71.6563406530147" calcext:value-type="float">
            <text:p>71,66</text:p>
          </table:table-cell>
          <table:table-cell table:style-name="ce7" table:formula="of:=SUBSTITUTE([.C28];&quot;.&quot;;&quot;,&quot;)/1" office:value-type="string" office:string-value="" calcext:value-type="error">
            <text:p>#VALORE!</text:p>
          </table:table-cell>
          <table:table-cell table:style-name="ce7" table:formula="of:=SUBSTITUTE([.D28];&quot;.&quot;;&quot;,&quot;)/1" office:value-type="string" office:string-value="" calcext:value-type="error">
            <text:p>#VALORE!</text:p>
          </table:table-cell>
          <table:table-cell table:style-name="ce7" table:formula="of:=SUBSTITUTE([.E2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47.00000044</text:p>
          </table:table-cell>
          <table:table-cell table:style-name="ce5" office:value-type="string" calcext:value-type="string">
            <text:p>71.35679776598272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29];&quot;.&quot;;&quot;,&quot;)/1" office:value-type="float" office:value="9047.00000044" calcext:value-type="float">
            <text:p>9.047,00</text:p>
          </table:table-cell>
          <table:table-cell table:style-name="ce7" table:formula="of:=SUBSTITUTE([.B29];&quot;.&quot;;&quot;,&quot;)/1" office:value-type="float" office:value="71.3567977659827" calcext:value-type="float">
            <text:p>71,36</text:p>
          </table:table-cell>
          <table:table-cell table:style-name="ce7" table:formula="of:=SUBSTITUTE([.C29];&quot;.&quot;;&quot;,&quot;)/1" office:value-type="string" office:string-value="" calcext:value-type="error">
            <text:p>#VALORE!</text:p>
          </table:table-cell>
          <table:table-cell table:style-name="ce7" table:formula="of:=SUBSTITUTE([.D29];&quot;.&quot;;&quot;,&quot;)/1" office:value-type="string" office:string-value="" calcext:value-type="error">
            <text:p>#VALORE!</text:p>
          </table:table-cell>
          <table:table-cell table:style-name="ce7" table:formula="of:=SUBSTITUTE([.E2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68.84155168</text:p>
          </table:table-cell>
          <table:table-cell table:style-name="ce5" office:value-type="string" calcext:value-type="string">
            <text:p>105.82443356683257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30];&quot;.&quot;;&quot;,&quot;)/1" office:value-type="float" office:value="9268.84155168" calcext:value-type="float">
            <text:p>9.268,84</text:p>
          </table:table-cell>
          <table:table-cell table:style-name="ce7" table:formula="of:=SUBSTITUTE([.B30];&quot;.&quot;;&quot;,&quot;)/1" office:value-type="float" office:value="105.824433566833" calcext:value-type="float">
            <text:p>105,82</text:p>
          </table:table-cell>
          <table:table-cell table:style-name="ce7" table:formula="of:=SUBSTITUTE([.C30];&quot;.&quot;;&quot;,&quot;)/1" office:value-type="string" office:string-value="" calcext:value-type="error">
            <text:p>#VALORE!</text:p>
          </table:table-cell>
          <table:table-cell table:style-name="ce7" table:formula="of:=SUBSTITUTE([.D30];&quot;.&quot;;&quot;,&quot;)/1" office:value-type="string" office:string-value="" calcext:value-type="error">
            <text:p>#VALORE!</text:p>
          </table:table-cell>
          <table:table-cell table:style-name="ce7" table:formula="of:=SUBSTITUTE([.E3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392.58569543</text:p>
          </table:table-cell>
          <table:table-cell table:style-name="ce5" office:value-type="string" calcext:value-type="string">
            <text:p>163.58859744326332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31];&quot;.&quot;;&quot;,&quot;)/1" office:value-type="float" office:value="9392.58569543" calcext:value-type="float">
            <text:p>9.392,59</text:p>
          </table:table-cell>
          <table:table-cell table:style-name="ce7" table:formula="of:=SUBSTITUTE([.B31];&quot;.&quot;;&quot;,&quot;)/1" office:value-type="float" office:value="163.588597443263" calcext:value-type="float">
            <text:p>163,59</text:p>
          </table:table-cell>
          <table:table-cell table:style-name="ce7" table:formula="of:=SUBSTITUTE([.C31];&quot;.&quot;;&quot;,&quot;)/1" office:value-type="string" office:string-value="" calcext:value-type="error">
            <text:p>#VALORE!</text:p>
          </table:table-cell>
          <table:table-cell table:style-name="ce7" table:formula="of:=SUBSTITUTE([.D31];&quot;.&quot;;&quot;,&quot;)/1" office:value-type="string" office:string-value="" calcext:value-type="error">
            <text:p>#VALORE!</text:p>
          </table:table-cell>
          <table:table-cell table:style-name="ce7" table:formula="of:=SUBSTITUTE([.E3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26.00409454</text:p>
          </table:table-cell>
          <table:table-cell table:style-name="ce5" office:value-type="string" calcext:value-type="string">
            <text:p>172.4174011404175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32];&quot;.&quot;;&quot;,&quot;)/1" office:value-type="float" office:value="9226.00409454" calcext:value-type="float">
            <text:p>9.226,00</text:p>
          </table:table-cell>
          <table:table-cell table:style-name="ce7" table:formula="of:=SUBSTITUTE([.B32];&quot;.&quot;;&quot;,&quot;)/1" office:value-type="float" office:value="172.417401140418" calcext:value-type="float">
            <text:p>172,42</text:p>
          </table:table-cell>
          <table:table-cell table:style-name="ce7" table:formula="of:=SUBSTITUTE([.C32];&quot;.&quot;;&quot;,&quot;)/1" office:value-type="string" office:string-value="" calcext:value-type="error">
            <text:p>#VALORE!</text:p>
          </table:table-cell>
          <table:table-cell table:style-name="ce7" table:formula="of:=SUBSTITUTE([.D32];&quot;.&quot;;&quot;,&quot;)/1" office:value-type="string" office:string-value="" calcext:value-type="error">
            <text:p>#VALORE!</text:p>
          </table:table-cell>
          <table:table-cell table:style-name="ce7" table:formula="of:=SUBSTITUTE([.E3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94.59402677</text:p>
          </table:table-cell>
          <table:table-cell table:style-name="ce5" office:value-type="string" calcext:value-type="string">
            <text:p>202.7048329297745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33];&quot;.&quot;;&quot;,&quot;)/1" office:value-type="float" office:value="9294.59402677" calcext:value-type="float">
            <text:p>9.294,59</text:p>
          </table:table-cell>
          <table:table-cell table:style-name="ce7" table:formula="of:=SUBSTITUTE([.B33];&quot;.&quot;;&quot;,&quot;)/1" office:value-type="float" office:value="202.704832929775" calcext:value-type="float">
            <text:p>202,70</text:p>
          </table:table-cell>
          <table:table-cell table:style-name="ce7" table:formula="of:=SUBSTITUTE([.C33];&quot;.&quot;;&quot;,&quot;)/1" office:value-type="string" office:string-value="" calcext:value-type="error">
            <text:p>#VALORE!</text:p>
          </table:table-cell>
          <table:table-cell table:style-name="ce7" table:formula="of:=SUBSTITUTE([.D33];&quot;.&quot;;&quot;,&quot;)/1" office:value-type="string" office:string-value="" calcext:value-type="error">
            <text:p>#VALORE!</text:p>
          </table:table-cell>
          <table:table-cell table:style-name="ce7" table:formula="of:=SUBSTITUTE([.E3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08.17367857</text:p>
          </table:table-cell>
          <table:table-cell table:style-name="ce5" office:value-type="string" calcext:value-type="string">
            <text:p>196.79329521917828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34];&quot;.&quot;;&quot;,&quot;)/1" office:value-type="float" office:value="9208.17367857" calcext:value-type="float">
            <text:p>9.208,17</text:p>
          </table:table-cell>
          <table:table-cell table:style-name="ce7" table:formula="of:=SUBSTITUTE([.B34];&quot;.&quot;;&quot;,&quot;)/1" office:value-type="float" office:value="196.793295219178" calcext:value-type="float">
            <text:p>196,79</text:p>
          </table:table-cell>
          <table:table-cell table:style-name="ce7" table:formula="of:=SUBSTITUTE([.C34];&quot;.&quot;;&quot;,&quot;)/1" office:value-type="string" office:string-value="" calcext:value-type="error">
            <text:p>#VALORE!</text:p>
          </table:table-cell>
          <table:table-cell table:style-name="ce7" table:formula="of:=SUBSTITUTE([.D34];&quot;.&quot;;&quot;,&quot;)/1" office:value-type="string" office:string-value="" calcext:value-type="error">
            <text:p>#VALORE!</text:p>
          </table:table-cell>
          <table:table-cell table:style-name="ce7" table:formula="of:=SUBSTITUTE([.E3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399.1329332</text:p>
          </table:table-cell>
          <table:table-cell table:style-name="ce5" office:value-type="string" calcext:value-type="string">
            <text:p>209.6220021451237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35];&quot;.&quot;;&quot;,&quot;)/1" office:value-type="float" office:value="9399.1329332" calcext:value-type="float">
            <text:p>9.399,13</text:p>
          </table:table-cell>
          <table:table-cell table:style-name="ce7" table:formula="of:=SUBSTITUTE([.B35];&quot;.&quot;;&quot;,&quot;)/1" office:value-type="float" office:value="209.622002145124" calcext:value-type="float">
            <text:p>209,62</text:p>
          </table:table-cell>
          <table:table-cell table:style-name="ce7" table:formula="of:=SUBSTITUTE([.C35];&quot;.&quot;;&quot;,&quot;)/1" office:value-type="string" office:string-value="" calcext:value-type="error">
            <text:p>#VALORE!</text:p>
          </table:table-cell>
          <table:table-cell table:style-name="ce7" table:formula="of:=SUBSTITUTE([.D35];&quot;.&quot;;&quot;,&quot;)/1" office:value-type="string" office:string-value="" calcext:value-type="error">
            <text:p>#VALORE!</text:p>
          </table:table-cell>
          <table:table-cell table:style-name="ce7" table:formula="of:=SUBSTITUTE([.E3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349.97482365</text:p>
          </table:table-cell>
          <table:table-cell table:style-name="ce5" office:value-type="string" calcext:value-type="string">
            <text:p>211.76363753793464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36];&quot;.&quot;;&quot;,&quot;)/1" office:value-type="float" office:value="9349.97482365" calcext:value-type="float">
            <text:p>9.349,97</text:p>
          </table:table-cell>
          <table:table-cell table:style-name="ce7" table:formula="of:=SUBSTITUTE([.B36];&quot;.&quot;;&quot;,&quot;)/1" office:value-type="float" office:value="211.763637537935" calcext:value-type="float">
            <text:p>211,76</text:p>
          </table:table-cell>
          <table:table-cell table:style-name="ce7" table:formula="of:=SUBSTITUTE([.C36];&quot;.&quot;;&quot;,&quot;)/1" office:value-type="string" office:string-value="" calcext:value-type="error">
            <text:p>#VALORE!</text:p>
          </table:table-cell>
          <table:table-cell table:style-name="ce7" table:formula="of:=SUBSTITUTE([.D36];&quot;.&quot;;&quot;,&quot;)/1" office:value-type="string" office:string-value="" calcext:value-type="error">
            <text:p>#VALORE!</text:p>
          </table:table-cell>
          <table:table-cell table:style-name="ce7" table:formula="of:=SUBSTITUTE([.E3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86.76482656</text:p>
          </table:table-cell>
          <table:table-cell table:style-name="ce5" office:value-type="string" calcext:value-type="string">
            <text:p>183.67197550503374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37];&quot;.&quot;;&quot;,&quot;)/1" office:value-type="float" office:value="9286.76482656" calcext:value-type="float">
            <text:p>9.286,76</text:p>
          </table:table-cell>
          <table:table-cell table:style-name="ce7" table:formula="of:=SUBSTITUTE([.B37];&quot;.&quot;;&quot;,&quot;)/1" office:value-type="float" office:value="183.671975505034" calcext:value-type="float">
            <text:p>183,67</text:p>
          </table:table-cell>
          <table:table-cell table:style-name="ce7" table:formula="of:=SUBSTITUTE([.C37];&quot;.&quot;;&quot;,&quot;)/1" office:value-type="string" office:string-value="" calcext:value-type="error">
            <text:p>#VALORE!</text:p>
          </table:table-cell>
          <table:table-cell table:style-name="ce7" table:formula="of:=SUBSTITUTE([.D37];&quot;.&quot;;&quot;,&quot;)/1" office:value-type="string" office:string-value="" calcext:value-type="error">
            <text:p>#VALORE!</text:p>
          </table:table-cell>
          <table:table-cell table:style-name="ce7" table:formula="of:=SUBSTITUTE([.E3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139.99999929</text:p>
          </table:table-cell>
          <table:table-cell table:style-name="ce5" office:value-type="string" calcext:value-type="string">
            <text:p>151.42524656015837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38];&quot;.&quot;;&quot;,&quot;)/1" office:value-type="float" office:value="9139.99999929" calcext:value-type="float">
            <text:p>9.140,00</text:p>
          </table:table-cell>
          <table:table-cell table:style-name="ce7" table:formula="of:=SUBSTITUTE([.B38];&quot;.&quot;;&quot;,&quot;)/1" office:value-type="float" office:value="151.425246560158" calcext:value-type="float">
            <text:p>151,43</text:p>
          </table:table-cell>
          <table:table-cell table:style-name="ce7" table:formula="of:=SUBSTITUTE([.C38];&quot;.&quot;;&quot;,&quot;)/1" office:value-type="string" office:string-value="" calcext:value-type="error">
            <text:p>#VALORE!</text:p>
          </table:table-cell>
          <table:table-cell table:style-name="ce7" table:formula="of:=SUBSTITUTE([.D38];&quot;.&quot;;&quot;,&quot;)/1" office:value-type="string" office:string-value="" calcext:value-type="error">
            <text:p>#VALORE!</text:p>
          </table:table-cell>
          <table:table-cell table:style-name="ce7" table:formula="of:=SUBSTITUTE([.E3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81.36329997</text:p>
          </table:table-cell>
          <table:table-cell table:style-name="ce5" office:value-type="string" calcext:value-type="string">
            <text:p>112.81620382160429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39];&quot;.&quot;;&quot;,&quot;)/1" office:value-type="float" office:value="9081.36329997" calcext:value-type="float">
            <text:p>9.081,36</text:p>
          </table:table-cell>
          <table:table-cell table:style-name="ce7" table:formula="of:=SUBSTITUTE([.B39];&quot;.&quot;;&quot;,&quot;)/1" office:value-type="float" office:value="112.816203821604" calcext:value-type="float">
            <text:p>112,82</text:p>
          </table:table-cell>
          <table:table-cell table:style-name="ce7" table:formula="of:=SUBSTITUTE([.C39];&quot;.&quot;;&quot;,&quot;)/1" office:value-type="string" office:string-value="" calcext:value-type="error">
            <text:p>#VALORE!</text:p>
          </table:table-cell>
          <table:table-cell table:style-name="ce7" table:formula="of:=SUBSTITUTE([.D39];&quot;.&quot;;&quot;,&quot;)/1" office:value-type="string" office:string-value="" calcext:value-type="error">
            <text:p>#VALORE!</text:p>
          </table:table-cell>
          <table:table-cell table:style-name="ce7" table:formula="of:=SUBSTITUTE([.E3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199.95999708</text:p>
          </table:table-cell>
          <table:table-cell table:style-name="ce5" office:value-type="string" calcext:value-type="string">
            <text:p>101.7524717064349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40];&quot;.&quot;;&quot;,&quot;)/1" office:value-type="float" office:value="9199.95999708" calcext:value-type="float">
            <text:p>9.199,96</text:p>
          </table:table-cell>
          <table:table-cell table:style-name="ce7" table:formula="of:=SUBSTITUTE([.B40];&quot;.&quot;;&quot;,&quot;)/1" office:value-type="float" office:value="101.752471706435" calcext:value-type="float">
            <text:p>101,75</text:p>
          </table:table-cell>
          <table:table-cell table:style-name="ce7" table:formula="of:=SUBSTITUTE([.C40];&quot;.&quot;;&quot;,&quot;)/1" office:value-type="string" office:string-value="" calcext:value-type="error">
            <text:p>#VALORE!</text:p>
          </table:table-cell>
          <table:table-cell table:style-name="ce7" table:formula="of:=SUBSTITUTE([.D40];&quot;.&quot;;&quot;,&quot;)/1" office:value-type="string" office:string-value="" calcext:value-type="error">
            <text:p>#VALORE!</text:p>
          </table:table-cell>
          <table:table-cell table:style-name="ce7" table:formula="of:=SUBSTITUTE([.E4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53.64136521</text:p>
          </table:table-cell>
          <table:table-cell table:style-name="ce5" office:value-type="string" calcext:value-type="string">
            <text:p>74.40529349113342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41];&quot;.&quot;;&quot;,&quot;)/1" office:value-type="float" office:value="9053.64136521" calcext:value-type="float">
            <text:p>9.053,64</text:p>
          </table:table-cell>
          <table:table-cell table:style-name="ce7" table:formula="of:=SUBSTITUTE([.B41];&quot;.&quot;;&quot;,&quot;)/1" office:value-type="float" office:value="74.4052934911334" calcext:value-type="float">
            <text:p>74,41</text:p>
          </table:table-cell>
          <table:table-cell table:style-name="ce7" table:formula="of:=SUBSTITUTE([.C41];&quot;.&quot;;&quot;,&quot;)/1" office:value-type="string" office:string-value="" calcext:value-type="error">
            <text:p>#VALORE!</text:p>
          </table:table-cell>
          <table:table-cell table:style-name="ce7" table:formula="of:=SUBSTITUTE([.D41];&quot;.&quot;;&quot;,&quot;)/1" office:value-type="string" office:string-value="" calcext:value-type="error">
            <text:p>#VALORE!</text:p>
          </table:table-cell>
          <table:table-cell table:style-name="ce7" table:formula="of:=SUBSTITUTE([.E4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8960" calcext:value-type="float">
            <text:p>8960</text:p>
          </table:table-cell>
          <table:table-cell table:style-name="ce5" office:value-type="string" calcext:value-type="string">
            <text:p>41.97220110659259</text:p>
          </table:table-cell>
          <table:table-cell table:style-name="ce5"/>
          <table:table-cell table:number-columns-repeated="4"/>
          <table:table-cell table:style-name="ce7" table:formula="of:=SUBSTITUTE([.A42];&quot;.&quot;;&quot;,&quot;)/1" office:value-type="float" office:value="8960" calcext:value-type="float">
            <text:p>8.960,00</text:p>
          </table:table-cell>
          <table:table-cell table:style-name="ce7" table:formula="of:=SUBSTITUTE([.B42];&quot;.&quot;;&quot;,&quot;)/1" office:value-type="float" office:value="41.9722011065926" calcext:value-type="float">
            <text:p>41,97</text:p>
          </table:table-cell>
          <table:table-cell table:style-name="ce7" table:formula="of:=SUBSTITUTE([.C42];&quot;.&quot;;&quot;,&quot;)/1" office:value-type="string" office:string-value="" calcext:value-type="error">
            <text:p>#VALORE!</text:p>
          </table:table-cell>
          <table:table-cell table:style-name="ce7" table:formula="of:=SUBSTITUTE([.D42];&quot;.&quot;;&quot;,&quot;)/1" office:value-type="string" office:string-value="" calcext:value-type="error">
            <text:p>#VALORE!</text:p>
          </table:table-cell>
          <table:table-cell table:style-name="ce7" table:formula="of:=SUBSTITUTE([.E4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57.81948332</text:p>
          </table:table-cell>
          <table:table-cell table:style-name="ce5" office:value-type="string" calcext:value-type="string">
            <text:p>24.146995525323632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43];&quot;.&quot;;&quot;,&quot;)/1" office:value-type="float" office:value="9057.81948332" calcext:value-type="float">
            <text:p>9.057,82</text:p>
          </table:table-cell>
          <table:table-cell table:style-name="ce7" table:formula="of:=SUBSTITUTE([.B43];&quot;.&quot;;&quot;,&quot;)/1" office:value-type="float" office:value="24.1469955253236" calcext:value-type="float">
            <text:p>24,15</text:p>
          </table:table-cell>
          <table:table-cell table:style-name="ce7" table:formula="of:=SUBSTITUTE([.C43];&quot;.&quot;;&quot;,&quot;)/1" office:value-type="string" office:string-value="" calcext:value-type="error">
            <text:p>#VALORE!</text:p>
          </table:table-cell>
          <table:table-cell table:style-name="ce7" table:formula="of:=SUBSTITUTE([.D43];&quot;.&quot;;&quot;,&quot;)/1" office:value-type="string" office:string-value="" calcext:value-type="error">
            <text:p>#VALORE!</text:p>
          </table:table-cell>
          <table:table-cell table:style-name="ce7" table:formula="of:=SUBSTITUTE([.E4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198.64404366</text:p>
          </table:table-cell>
          <table:table-cell table:style-name="ce5" office:value-type="string" calcext:value-type="string">
            <text:p>17.746896087881055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44];&quot;.&quot;;&quot;,&quot;)/1" office:value-type="float" office:value="9198.64404366" calcext:value-type="float">
            <text:p>9.198,64</text:p>
          </table:table-cell>
          <table:table-cell table:style-name="ce7" table:formula="of:=SUBSTITUTE([.B44];&quot;.&quot;;&quot;,&quot;)/1" office:value-type="float" office:value="17.7468960878811" calcext:value-type="float">
            <text:p>17,75</text:p>
          </table:table-cell>
          <table:table-cell table:style-name="ce7" table:formula="of:=SUBSTITUTE([.C44];&quot;.&quot;;&quot;,&quot;)/1" office:value-type="string" office:string-value="" calcext:value-type="error">
            <text:p>#VALORE!</text:p>
          </table:table-cell>
          <table:table-cell table:style-name="ce7" table:formula="of:=SUBSTITUTE([.D44];&quot;.&quot;;&quot;,&quot;)/1" office:value-type="string" office:string-value="" calcext:value-type="error">
            <text:p>#VALORE!</text:p>
          </table:table-cell>
          <table:table-cell table:style-name="ce7" table:formula="of:=SUBSTITUTE([.E4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78.5414656</text:p>
          </table:table-cell>
          <table:table-cell table:style-name="ce5" office:value-type="string" calcext:value-type="string">
            <text:p>7.925647345386437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45];&quot;.&quot;;&quot;,&quot;)/1" office:value-type="float" office:value="9078.5414656" calcext:value-type="float">
            <text:p>9.078,54</text:p>
          </table:table-cell>
          <table:table-cell table:style-name="ce7" table:formula="of:=SUBSTITUTE([.B45];&quot;.&quot;;&quot;,&quot;)/1" office:value-type="float" office:value="7.92564734538644" calcext:value-type="float">
            <text:p>7,93</text:p>
          </table:table-cell>
          <table:table-cell table:style-name="ce7" table:formula="of:=SUBSTITUTE([.C45];&quot;.&quot;;&quot;,&quot;)/1" office:value-type="string" office:string-value="" calcext:value-type="error">
            <text:p>#VALORE!</text:p>
          </table:table-cell>
          <table:table-cell table:style-name="ce7" table:formula="of:=SUBSTITUTE([.D45];&quot;.&quot;;&quot;,&quot;)/1" office:value-type="string" office:string-value="" calcext:value-type="error">
            <text:p>#VALORE!</text:p>
          </table:table-cell>
          <table:table-cell table:style-name="ce7" table:formula="of:=SUBSTITUTE([.E4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61.85954224</text:p>
          </table:table-cell>
          <table:table-cell table:style-name="ce5" office:value-type="string" calcext:value-type="string">
            <text:p>10.684754667416655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46];&quot;.&quot;;&quot;,&quot;)/1" office:value-type="float" office:value="9261.85954224" calcext:value-type="float">
            <text:p>9.261,86</text:p>
          </table:table-cell>
          <table:table-cell table:style-name="ce7" table:formula="of:=SUBSTITUTE([.B46];&quot;.&quot;;&quot;,&quot;)/1" office:value-type="float" office:value="10.6847546674167" calcext:value-type="float">
            <text:p>10,68</text:p>
          </table:table-cell>
          <table:table-cell table:style-name="ce7" table:formula="of:=SUBSTITUTE([.C46];&quot;.&quot;;&quot;,&quot;)/1" office:value-type="string" office:string-value="" calcext:value-type="error">
            <text:p>#VALORE!</text:p>
          </table:table-cell>
          <table:table-cell table:style-name="ce7" table:formula="of:=SUBSTITUTE([.D46];&quot;.&quot;;&quot;,&quot;)/1" office:value-type="string" office:string-value="" calcext:value-type="error">
            <text:p>#VALORE!</text:p>
          </table:table-cell>
          <table:table-cell table:style-name="ce7" table:formula="of:=SUBSTITUTE([.E4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52.74139029</text:p>
          </table:table-cell>
          <table:table-cell table:style-name="ce5" office:value-type="string" calcext:value-type="string">
            <text:p>-4.324512646711582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47];&quot;.&quot;;&quot;,&quot;)/1" office:value-type="float" office:value="9252.74139029" calcext:value-type="float">
            <text:p>9.252,74</text:p>
          </table:table-cell>
          <table:table-cell table:style-name="ce7" table:formula="of:=SUBSTITUTE([.B47];&quot;.&quot;;&quot;,&quot;)/1" office:value-type="float" office:value="-4.32451264671158" calcext:value-type="float">
            <text:p>-4,32</text:p>
          </table:table-cell>
          <table:table-cell table:style-name="ce7" table:formula="of:=SUBSTITUTE([.C47];&quot;.&quot;;&quot;,&quot;)/1" office:value-type="string" office:string-value="" calcext:value-type="error">
            <text:p>#VALORE!</text:p>
          </table:table-cell>
          <table:table-cell table:style-name="ce7" table:formula="of:=SUBSTITUTE([.D47];&quot;.&quot;;&quot;,&quot;)/1" office:value-type="string" office:string-value="" calcext:value-type="error">
            <text:p>#VALORE!</text:p>
          </table:table-cell>
          <table:table-cell table:style-name="ce7" table:formula="of:=SUBSTITUTE([.E4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13.3002186</text:p>
          </table:table-cell>
          <table:table-cell table:style-name="ce5" office:value-type="string" calcext:value-type="string">
            <text:p>-16.257382507205534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48];&quot;.&quot;;&quot;,&quot;)/1" office:value-type="float" office:value="9213.3002186" calcext:value-type="float">
            <text:p>9.213,30</text:p>
          </table:table-cell>
          <table:table-cell table:style-name="ce7" table:formula="of:=SUBSTITUTE([.B48];&quot;.&quot;;&quot;,&quot;)/1" office:value-type="float" office:value="-16.2573825072055" calcext:value-type="float">
            <text:p>-16,26</text:p>
          </table:table-cell>
          <table:table-cell table:style-name="ce7" table:formula="of:=SUBSTITUTE([.C48];&quot;.&quot;;&quot;,&quot;)/1" office:value-type="string" office:string-value="" calcext:value-type="error">
            <text:p>#VALORE!</text:p>
          </table:table-cell>
          <table:table-cell table:style-name="ce7" table:formula="of:=SUBSTITUTE([.D48];&quot;.&quot;;&quot;,&quot;)/1" office:value-type="string" office:string-value="" calcext:value-type="error">
            <text:p>#VALORE!</text:p>
          </table:table-cell>
          <table:table-cell table:style-name="ce7" table:formula="of:=SUBSTITUTE([.E4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80.99999132</text:p>
          </table:table-cell>
          <table:table-cell table:style-name="ce5" office:value-type="string" calcext:value-type="string">
            <text:p>-31.833418368059483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49];&quot;.&quot;;&quot;,&quot;)/1" office:value-type="float" office:value="9080.99999132" calcext:value-type="float">
            <text:p>9.081,00</text:p>
          </table:table-cell>
          <table:table-cell table:style-name="ce7" table:formula="of:=SUBSTITUTE([.B49];&quot;.&quot;;&quot;,&quot;)/1" office:value-type="float" office:value="-31.8334183680595" calcext:value-type="float">
            <text:p>-31,83</text:p>
          </table:table-cell>
          <table:table-cell table:style-name="ce7" table:formula="of:=SUBSTITUTE([.C49];&quot;.&quot;;&quot;,&quot;)/1" office:value-type="string" office:string-value="" calcext:value-type="error">
            <text:p>#VALORE!</text:p>
          </table:table-cell>
          <table:table-cell table:style-name="ce7" table:formula="of:=SUBSTITUTE([.D49];&quot;.&quot;;&quot;,&quot;)/1" office:value-type="string" office:string-value="" calcext:value-type="error">
            <text:p>#VALORE!</text:p>
          </table:table-cell>
          <table:table-cell table:style-name="ce7" table:formula="of:=SUBSTITUTE([.E4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838.86698208</text:p>
          </table:table-cell>
          <table:table-cell table:style-name="ce5" office:value-type="string" calcext:value-type="string">
            <text:p>-58.19419666058502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50];&quot;.&quot;;&quot;,&quot;)/1" office:value-type="float" office:value="8838.86698208" calcext:value-type="float">
            <text:p>8.838,87</text:p>
          </table:table-cell>
          <table:table-cell table:style-name="ce7" table:formula="of:=SUBSTITUTE([.B50];&quot;.&quot;;&quot;,&quot;)/1" office:value-type="float" office:value="-58.194196660585" calcext:value-type="float">
            <text:p>-58,19</text:p>
          </table:table-cell>
          <table:table-cell table:style-name="ce7" table:formula="of:=SUBSTITUTE([.C50];&quot;.&quot;;&quot;,&quot;)/1" office:value-type="string" office:string-value="" calcext:value-type="error">
            <text:p>#VALORE!</text:p>
          </table:table-cell>
          <table:table-cell table:style-name="ce7" table:formula="of:=SUBSTITUTE([.D50];&quot;.&quot;;&quot;,&quot;)/1" office:value-type="string" office:string-value="" calcext:value-type="error">
            <text:p>#VALORE!</text:p>
          </table:table-cell>
          <table:table-cell table:style-name="ce7" table:formula="of:=SUBSTITUTE([.E5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810.99999999</text:p>
          </table:table-cell>
          <table:table-cell table:style-name="ce5" office:value-type="string" calcext:value-type="string">
            <text:p>-65.20310519060172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51];&quot;.&quot;;&quot;,&quot;)/1" office:value-type="float" office:value="8810.99999999" calcext:value-type="float">
            <text:p>8.811,00</text:p>
          </table:table-cell>
          <table:table-cell table:style-name="ce7" table:formula="of:=SUBSTITUTE([.B51];&quot;.&quot;;&quot;,&quot;)/1" office:value-type="float" office:value="-65.2031051906017" calcext:value-type="float">
            <text:p>-65,20</text:p>
          </table:table-cell>
          <table:table-cell table:style-name="ce7" table:formula="of:=SUBSTITUTE([.C51];&quot;.&quot;;&quot;,&quot;)/1" office:value-type="string" office:string-value="" calcext:value-type="error">
            <text:p>#VALORE!</text:p>
          </table:table-cell>
          <table:table-cell table:style-name="ce7" table:formula="of:=SUBSTITUTE([.D51];&quot;.&quot;;&quot;,&quot;)/1" office:value-type="string" office:string-value="" calcext:value-type="error">
            <text:p>#VALORE!</text:p>
          </table:table-cell>
          <table:table-cell table:style-name="ce7" table:formula="of:=SUBSTITUTE([.E5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662.97500004</text:p>
          </table:table-cell>
          <table:table-cell table:style-name="ce5" office:value-type="string" calcext:value-type="string">
            <text:p>-90.5181686742012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52];&quot;.&quot;;&quot;,&quot;)/1" office:value-type="float" office:value="8662.97500004" calcext:value-type="float">
            <text:p>8.662,98</text:p>
          </table:table-cell>
          <table:table-cell table:style-name="ce7" table:formula="of:=SUBSTITUTE([.B52];&quot;.&quot;;&quot;,&quot;)/1" office:value-type="float" office:value="-90.5181686742012" calcext:value-type="float">
            <text:p>-90,52</text:p>
          </table:table-cell>
          <table:table-cell table:style-name="ce7" table:formula="of:=SUBSTITUTE([.C52];&quot;.&quot;;&quot;,&quot;)/1" office:value-type="string" office:string-value="" calcext:value-type="error">
            <text:p>#VALORE!</text:p>
          </table:table-cell>
          <table:table-cell table:style-name="ce7" table:formula="of:=SUBSTITUTE([.D52];&quot;.&quot;;&quot;,&quot;)/1" office:value-type="string" office:string-value="" calcext:value-type="error">
            <text:p>#VALORE!</text:p>
          </table:table-cell>
          <table:table-cell table:style-name="ce7" table:formula="of:=SUBSTITUTE([.E5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8699" calcext:value-type="float">
            <text:p>8699</text:p>
          </table:table-cell>
          <table:table-cell table:style-name="ce5" office:value-type="string" calcext:value-type="string">
            <text:p>-66.15021119678772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53];&quot;.&quot;;&quot;,&quot;)/1" office:value-type="float" office:value="8699" calcext:value-type="float">
            <text:p>8.699,00</text:p>
          </table:table-cell>
          <table:table-cell table:style-name="ce7" table:formula="of:=SUBSTITUTE([.B53];&quot;.&quot;;&quot;,&quot;)/1" office:value-type="float" office:value="-66.1502111967877" calcext:value-type="float">
            <text:p>-66,15</text:p>
          </table:table-cell>
          <table:table-cell table:style-name="ce7" table:formula="of:=SUBSTITUTE([.C53];&quot;.&quot;;&quot;,&quot;)/1" office:value-type="string" office:string-value="" calcext:value-type="error">
            <text:p>#VALORE!</text:p>
          </table:table-cell>
          <table:table-cell table:style-name="ce7" table:formula="of:=SUBSTITUTE([.D53];&quot;.&quot;;&quot;,&quot;)/1" office:value-type="string" office:string-value="" calcext:value-type="error">
            <text:p>#VALORE!</text:p>
          </table:table-cell>
          <table:table-cell table:style-name="ce7" table:formula="of:=SUBSTITUTE([.E5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703.8430299</text:p>
          </table:table-cell>
          <table:table-cell table:style-name="ce5" office:value-type="string" calcext:value-type="string">
            <text:p>-42.034053176371344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54];&quot;.&quot;;&quot;,&quot;)/1" office:value-type="float" office:value="8703.8430299" calcext:value-type="float">
            <text:p>8.703,84</text:p>
          </table:table-cell>
          <table:table-cell table:style-name="ce7" table:formula="of:=SUBSTITUTE([.B54];&quot;.&quot;;&quot;,&quot;)/1" office:value-type="float" office:value="-42.0340531763713" calcext:value-type="float">
            <text:p>-42,03</text:p>
          </table:table-cell>
          <table:table-cell table:style-name="ce7" table:formula="of:=SUBSTITUTE([.C54];&quot;.&quot;;&quot;,&quot;)/1" office:value-type="string" office:string-value="" calcext:value-type="error">
            <text:p>#VALORE!</text:p>
          </table:table-cell>
          <table:table-cell table:style-name="ce7" table:formula="of:=SUBSTITUTE([.D54];&quot;.&quot;;&quot;,&quot;)/1" office:value-type="string" office:string-value="" calcext:value-type="error">
            <text:p>#VALORE!</text:p>
          </table:table-cell>
          <table:table-cell table:style-name="ce7" table:formula="of:=SUBSTITUTE([.E5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8640" calcext:value-type="float">
            <text:p>8640</text:p>
          </table:table-cell>
          <table:table-cell table:style-name="ce5" office:value-type="string" calcext:value-type="string">
            <text:p>-50.72203216839091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55];&quot;.&quot;;&quot;,&quot;)/1" office:value-type="float" office:value="8640" calcext:value-type="float">
            <text:p>8.640,00</text:p>
          </table:table-cell>
          <table:table-cell table:style-name="ce7" table:formula="of:=SUBSTITUTE([.B55];&quot;.&quot;;&quot;,&quot;)/1" office:value-type="float" office:value="-50.7220321683909" calcext:value-type="float">
            <text:p>-50,72</text:p>
          </table:table-cell>
          <table:table-cell table:style-name="ce7" table:formula="of:=SUBSTITUTE([.C55];&quot;.&quot;;&quot;,&quot;)/1" office:value-type="string" office:string-value="" calcext:value-type="error">
            <text:p>#VALORE!</text:p>
          </table:table-cell>
          <table:table-cell table:style-name="ce7" table:formula="of:=SUBSTITUTE([.D55];&quot;.&quot;;&quot;,&quot;)/1" office:value-type="string" office:string-value="" calcext:value-type="error">
            <text:p>#VALORE!</text:p>
          </table:table-cell>
          <table:table-cell table:style-name="ce7" table:formula="of:=SUBSTITUTE([.E5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404.0097973</text:p>
          </table:table-cell>
          <table:table-cell table:style-name="ce5" office:value-type="string" calcext:value-type="string">
            <text:p>-80.8568045606537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56];&quot;.&quot;;&quot;,&quot;)/1" office:value-type="float" office:value="8404.0097973" calcext:value-type="float">
            <text:p>8.404,01</text:p>
          </table:table-cell>
          <table:table-cell table:style-name="ce7" table:formula="of:=SUBSTITUTE([.B56];&quot;.&quot;;&quot;,&quot;)/1" office:value-type="float" office:value="-80.8568045606537" calcext:value-type="float">
            <text:p>-80,86</text:p>
          </table:table-cell>
          <table:table-cell table:style-name="ce7" table:formula="of:=SUBSTITUTE([.C56];&quot;.&quot;;&quot;,&quot;)/1" office:value-type="string" office:string-value="" calcext:value-type="error">
            <text:p>#VALORE!</text:p>
          </table:table-cell>
          <table:table-cell table:style-name="ce7" table:formula="of:=SUBSTITUTE([.D56];&quot;.&quot;;&quot;,&quot;)/1" office:value-type="string" office:string-value="" calcext:value-type="error">
            <text:p>#VALORE!</text:p>
          </table:table-cell>
          <table:table-cell table:style-name="ce7" table:formula="of:=SUBSTITUTE([.E5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487.12129022</text:p>
          </table:table-cell>
          <table:table-cell table:style-name="ce5" office:value-type="string" calcext:value-type="string">
            <text:p>-38.85642718197073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57];&quot;.&quot;;&quot;,&quot;)/1" office:value-type="float" office:value="8487.12129022" calcext:value-type="float">
            <text:p>8.487,12</text:p>
          </table:table-cell>
          <table:table-cell table:style-name="ce7" table:formula="of:=SUBSTITUTE([.B57];&quot;.&quot;;&quot;,&quot;)/1" office:value-type="float" office:value="-38.8564271819707" calcext:value-type="float">
            <text:p>-38,86</text:p>
          </table:table-cell>
          <table:table-cell table:style-name="ce7" table:formula="of:=SUBSTITUTE([.C57];&quot;.&quot;;&quot;,&quot;)/1" office:value-type="string" office:string-value="" calcext:value-type="error">
            <text:p>#VALORE!</text:p>
          </table:table-cell>
          <table:table-cell table:style-name="ce7" table:formula="of:=SUBSTITUTE([.D57];&quot;.&quot;;&quot;,&quot;)/1" office:value-type="string" office:string-value="" calcext:value-type="error">
            <text:p>#VALORE!</text:p>
          </table:table-cell>
          <table:table-cell table:style-name="ce7" table:formula="of:=SUBSTITUTE([.E5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486.6356675</text:p>
          </table:table-cell>
          <table:table-cell table:style-name="ce5" office:value-type="string" calcext:value-type="string">
            <text:p>-6.322821717660872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58];&quot;.&quot;;&quot;,&quot;)/1" office:value-type="float" office:value="8486.6356675" calcext:value-type="float">
            <text:p>8.486,64</text:p>
          </table:table-cell>
          <table:table-cell table:style-name="ce7" table:formula="of:=SUBSTITUTE([.B58];&quot;.&quot;;&quot;,&quot;)/1" office:value-type="float" office:value="-6.32282171766087" calcext:value-type="float">
            <text:p>-6,32</text:p>
          </table:table-cell>
          <table:table-cell table:style-name="ce7" table:formula="of:=SUBSTITUTE([.C58];&quot;.&quot;;&quot;,&quot;)/1" office:value-type="string" office:string-value="" calcext:value-type="error">
            <text:p>#VALORE!</text:p>
          </table:table-cell>
          <table:table-cell table:style-name="ce7" table:formula="of:=SUBSTITUTE([.D58];&quot;.&quot;;&quot;,&quot;)/1" office:value-type="string" office:string-value="" calcext:value-type="error">
            <text:p>#VALORE!</text:p>
          </table:table-cell>
          <table:table-cell table:style-name="ce7" table:formula="of:=SUBSTITUTE([.E5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339.84645517</text:p>
          </table:table-cell>
          <table:table-cell table:style-name="ce5" office:value-type="string" calcext:value-type="string">
            <text:p>-1.9524315291899939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59];&quot;.&quot;;&quot;,&quot;)/1" office:value-type="float" office:value="8339.84645517" calcext:value-type="float">
            <text:p>8.339,85</text:p>
          </table:table-cell>
          <table:table-cell table:style-name="ce7" table:formula="of:=SUBSTITUTE([.B59];&quot;.&quot;;&quot;,&quot;)/1" office:value-type="float" office:value="-1.95243152918999" calcext:value-type="float">
            <text:p>-1,95</text:p>
          </table:table-cell>
          <table:table-cell table:style-name="ce7" table:formula="of:=SUBSTITUTE([.C59];&quot;.&quot;;&quot;,&quot;)/1" office:value-type="string" office:string-value="" calcext:value-type="error">
            <text:p>#VALORE!</text:p>
          </table:table-cell>
          <table:table-cell table:style-name="ce7" table:formula="of:=SUBSTITUTE([.D59];&quot;.&quot;;&quot;,&quot;)/1" office:value-type="string" office:string-value="" calcext:value-type="error">
            <text:p>#VALORE!</text:p>
          </table:table-cell>
          <table:table-cell table:style-name="ce7" table:formula="of:=SUBSTITUTE([.E5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240.16286874</text:p>
          </table:table-cell>
          <table:table-cell table:style-name="ce5" office:value-type="string" calcext:value-type="string">
            <text:p>-2.457199605640767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60];&quot;.&quot;;&quot;,&quot;)/1" office:value-type="float" office:value="8240.16286874" calcext:value-type="float">
            <text:p>8.240,16</text:p>
          </table:table-cell>
          <table:table-cell table:style-name="ce7" table:formula="of:=SUBSTITUTE([.B60];&quot;.&quot;;&quot;,&quot;)/1" office:value-type="float" office:value="-2.45719960564077" calcext:value-type="float">
            <text:p>-2,46</text:p>
          </table:table-cell>
          <table:table-cell table:style-name="ce7" table:formula="of:=SUBSTITUTE([.C60];&quot;.&quot;;&quot;,&quot;)/1" office:value-type="string" office:string-value="" calcext:value-type="error">
            <text:p>#VALORE!</text:p>
          </table:table-cell>
          <table:table-cell table:style-name="ce7" table:formula="of:=SUBSTITUTE([.D60];&quot;.&quot;;&quot;,&quot;)/1" office:value-type="string" office:string-value="" calcext:value-type="error">
            <text:p>#VALORE!</text:p>
          </table:table-cell>
          <table:table-cell table:style-name="ce7" table:formula="of:=SUBSTITUTE([.E6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136.00000285</text:p>
          </table:table-cell>
          <table:table-cell table:style-name="ce5" office:value-type="string" calcext:value-type="string">
            <text:p>33.590377129778176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61];&quot;.&quot;;&quot;,&quot;)/1" office:value-type="float" office:value="8136.00000285" calcext:value-type="float">
            <text:p>8.136,00</text:p>
          </table:table-cell>
          <table:table-cell table:style-name="ce7" table:formula="of:=SUBSTITUTE([.B61];&quot;.&quot;;&quot;,&quot;)/1" office:value-type="float" office:value="33.5903771297782" calcext:value-type="float">
            <text:p>33,59</text:p>
          </table:table-cell>
          <table:table-cell table:style-name="ce7" table:formula="of:=SUBSTITUTE([.C61];&quot;.&quot;;&quot;,&quot;)/1" office:value-type="string" office:string-value="" calcext:value-type="error">
            <text:p>#VALORE!</text:p>
          </table:table-cell>
          <table:table-cell table:style-name="ce7" table:formula="of:=SUBSTITUTE([.D61];&quot;.&quot;;&quot;,&quot;)/1" office:value-type="string" office:string-value="" calcext:value-type="error">
            <text:p>#VALORE!</text:p>
          </table:table-cell>
          <table:table-cell table:style-name="ce7" table:formula="of:=SUBSTITUTE([.E6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095.11079791</text:p>
          </table:table-cell>
          <table:table-cell table:style-name="ce5" office:value-type="string" calcext:value-type="string">
            <text:p>42.66752596259448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62];&quot;.&quot;;&quot;,&quot;)/1" office:value-type="float" office:value="8095.11079791" calcext:value-type="float">
            <text:p>8.095,11</text:p>
          </table:table-cell>
          <table:table-cell table:style-name="ce7" table:formula="of:=SUBSTITUTE([.B62];&quot;.&quot;;&quot;,&quot;)/1" office:value-type="float" office:value="42.6675259625945" calcext:value-type="float">
            <text:p>42,67</text:p>
          </table:table-cell>
          <table:table-cell table:style-name="ce7" table:formula="of:=SUBSTITUTE([.C62];&quot;.&quot;;&quot;,&quot;)/1" office:value-type="string" office:string-value="" calcext:value-type="error">
            <text:p>#VALORE!</text:p>
          </table:table-cell>
          <table:table-cell table:style-name="ce7" table:formula="of:=SUBSTITUTE([.D62];&quot;.&quot;;&quot;,&quot;)/1" office:value-type="string" office:string-value="" calcext:value-type="error">
            <text:p>#VALORE!</text:p>
          </table:table-cell>
          <table:table-cell table:style-name="ce7" table:formula="of:=SUBSTITUTE([.E6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440.01465798</text:p>
          </table:table-cell>
          <table:table-cell table:style-name="ce5" office:value-type="string" calcext:value-type="string">
            <text:p>72.16765257013026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63];&quot;.&quot;;&quot;,&quot;)/1" office:value-type="float" office:value="8440.01465798" calcext:value-type="float">
            <text:p>8.440,01</text:p>
          </table:table-cell>
          <table:table-cell table:style-name="ce7" table:formula="of:=SUBSTITUTE([.B63];&quot;.&quot;;&quot;,&quot;)/1" office:value-type="float" office:value="72.1676525701303" calcext:value-type="float">
            <text:p>72,17</text:p>
          </table:table-cell>
          <table:table-cell table:style-name="ce7" table:formula="of:=SUBSTITUTE([.C63];&quot;.&quot;;&quot;,&quot;)/1" office:value-type="string" office:string-value="" calcext:value-type="error">
            <text:p>#VALORE!</text:p>
          </table:table-cell>
          <table:table-cell table:style-name="ce7" table:formula="of:=SUBSTITUTE([.D63];&quot;.&quot;;&quot;,&quot;)/1" office:value-type="string" office:string-value="" calcext:value-type="error">
            <text:p>#VALORE!</text:p>
          </table:table-cell>
          <table:table-cell table:style-name="ce7" table:formula="of:=SUBSTITUTE([.E6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8201" calcext:value-type="float">
            <text:p>8201</text:p>
          </table:table-cell>
          <table:table-cell table:style-name="ce5" office:value-type="string" calcext:value-type="string">
            <text:p>68.7791872288841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64];&quot;.&quot;;&quot;,&quot;)/1" office:value-type="float" office:value="8201" calcext:value-type="float">
            <text:p>8.201,00</text:p>
          </table:table-cell>
          <table:table-cell table:style-name="ce7" table:formula="of:=SUBSTITUTE([.B64];&quot;.&quot;;&quot;,&quot;)/1" office:value-type="float" office:value="68.7791872288841" calcext:value-type="float">
            <text:p>68,78</text:p>
          </table:table-cell>
          <table:table-cell table:style-name="ce7" table:formula="of:=SUBSTITUTE([.C64];&quot;.&quot;;&quot;,&quot;)/1" office:value-type="string" office:string-value="" calcext:value-type="error">
            <text:p>#VALORE!</text:p>
          </table:table-cell>
          <table:table-cell table:style-name="ce7" table:formula="of:=SUBSTITUTE([.D64];&quot;.&quot;;&quot;,&quot;)/1" office:value-type="string" office:string-value="" calcext:value-type="error">
            <text:p>#VALORE!</text:p>
          </table:table-cell>
          <table:table-cell table:style-name="ce7" table:formula="of:=SUBSTITUTE([.E6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220.54540126</text:p>
          </table:table-cell>
          <table:table-cell table:style-name="ce5" office:value-type="string" calcext:value-type="string">
            <text:p>52.401197639278166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65];&quot;.&quot;;&quot;,&quot;)/1" office:value-type="float" office:value="8220.54540126" calcext:value-type="float">
            <text:p>8.220,55</text:p>
          </table:table-cell>
          <table:table-cell table:style-name="ce7" table:formula="of:=SUBSTITUTE([.B65];&quot;.&quot;;&quot;,&quot;)/1" office:value-type="float" office:value="52.4011976392782" calcext:value-type="float">
            <text:p>52,40</text:p>
          </table:table-cell>
          <table:table-cell table:style-name="ce7" table:formula="of:=SUBSTITUTE([.C65];&quot;.&quot;;&quot;,&quot;)/1" office:value-type="string" office:string-value="" calcext:value-type="error">
            <text:p>#VALORE!</text:p>
          </table:table-cell>
          <table:table-cell table:style-name="ce7" table:formula="of:=SUBSTITUTE([.D65];&quot;.&quot;;&quot;,&quot;)/1" office:value-type="string" office:string-value="" calcext:value-type="error">
            <text:p>#VALORE!</text:p>
          </table:table-cell>
          <table:table-cell table:style-name="ce7" table:formula="of:=SUBSTITUTE([.E6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108.90956338</text:p>
          </table:table-cell>
          <table:table-cell table:style-name="ce5" office:value-type="string" calcext:value-type="string">
            <text:p>50.29038316871629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66];&quot;.&quot;;&quot;,&quot;)/1" office:value-type="float" office:value="8108.90956338" calcext:value-type="float">
            <text:p>8.108,91</text:p>
          </table:table-cell>
          <table:table-cell table:style-name="ce7" table:formula="of:=SUBSTITUTE([.B66];&quot;.&quot;;&quot;,&quot;)/1" office:value-type="float" office:value="50.2903831687163" calcext:value-type="float">
            <text:p>50,29</text:p>
          </table:table-cell>
          <table:table-cell table:style-name="ce7" table:formula="of:=SUBSTITUTE([.C66];&quot;.&quot;;&quot;,&quot;)/1" office:value-type="string" office:string-value="" calcext:value-type="error">
            <text:p>#VALORE!</text:p>
          </table:table-cell>
          <table:table-cell table:style-name="ce7" table:formula="of:=SUBSTITUTE([.D66];&quot;.&quot;;&quot;,&quot;)/1" office:value-type="string" office:string-value="" calcext:value-type="error">
            <text:p>#VALORE!</text:p>
          </table:table-cell>
          <table:table-cell table:style-name="ce7" table:formula="of:=SUBSTITUTE([.E6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072.69878096</text:p>
          </table:table-cell>
          <table:table-cell table:style-name="ce5" office:value-type="string" calcext:value-type="string">
            <text:p>76.48778775280164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67];&quot;.&quot;;&quot;,&quot;)/1" office:value-type="float" office:value="8072.69878096" calcext:value-type="float">
            <text:p>8.072,70</text:p>
          </table:table-cell>
          <table:table-cell table:style-name="ce7" table:formula="of:=SUBSTITUTE([.B67];&quot;.&quot;;&quot;,&quot;)/1" office:value-type="float" office:value="76.4877877528016" calcext:value-type="float">
            <text:p>76,49</text:p>
          </table:table-cell>
          <table:table-cell table:style-name="ce7" table:formula="of:=SUBSTITUTE([.C67];&quot;.&quot;;&quot;,&quot;)/1" office:value-type="string" office:string-value="" calcext:value-type="error">
            <text:p>#VALORE!</text:p>
          </table:table-cell>
          <table:table-cell table:style-name="ce7" table:formula="of:=SUBSTITUTE([.D67];&quot;.&quot;;&quot;,&quot;)/1" office:value-type="string" office:string-value="" calcext:value-type="error">
            <text:p>#VALORE!</text:p>
          </table:table-cell>
          <table:table-cell table:style-name="ce7" table:formula="of:=SUBSTITUTE([.E6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120.02872349</text:p>
          </table:table-cell>
          <table:table-cell table:style-name="ce5" office:value-type="string" calcext:value-type="string">
            <text:p>86.51395621084339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68];&quot;.&quot;;&quot;,&quot;)/1" office:value-type="float" office:value="8120.02872349" calcext:value-type="float">
            <text:p>8.120,03</text:p>
          </table:table-cell>
          <table:table-cell table:style-name="ce7" table:formula="of:=SUBSTITUTE([.B68];&quot;.&quot;;&quot;,&quot;)/1" office:value-type="float" office:value="86.5139562108434" calcext:value-type="float">
            <text:p>86,51</text:p>
          </table:table-cell>
          <table:table-cell table:style-name="ce7" table:formula="of:=SUBSTITUTE([.C68];&quot;.&quot;;&quot;,&quot;)/1" office:value-type="string" office:string-value="" calcext:value-type="error">
            <text:p>#VALORE!</text:p>
          </table:table-cell>
          <table:table-cell table:style-name="ce7" table:formula="of:=SUBSTITUTE([.D68];&quot;.&quot;;&quot;,&quot;)/1" office:value-type="string" office:string-value="" calcext:value-type="error">
            <text:p>#VALORE!</text:p>
          </table:table-cell>
          <table:table-cell table:style-name="ce7" table:formula="of:=SUBSTITUTE([.E6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294.99101929</text:p>
          </table:table-cell>
          <table:table-cell table:style-name="ce5" office:value-type="string" calcext:value-type="string">
            <text:p>105.73379400393969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69];&quot;.&quot;;&quot;,&quot;)/1" office:value-type="float" office:value="8294.99101929" calcext:value-type="float">
            <text:p>8.294,99</text:p>
          </table:table-cell>
          <table:table-cell table:style-name="ce7" table:formula="of:=SUBSTITUTE([.B69];&quot;.&quot;;&quot;,&quot;)/1" office:value-type="float" office:value="105.73379400394" calcext:value-type="float">
            <text:p>105,73</text:p>
          </table:table-cell>
          <table:table-cell table:style-name="ce7" table:formula="of:=SUBSTITUTE([.C69];&quot;.&quot;;&quot;,&quot;)/1" office:value-type="string" office:string-value="" calcext:value-type="error">
            <text:p>#VALORE!</text:p>
          </table:table-cell>
          <table:table-cell table:style-name="ce7" table:formula="of:=SUBSTITUTE([.D69];&quot;.&quot;;&quot;,&quot;)/1" office:value-type="string" office:string-value="" calcext:value-type="error">
            <text:p>#VALORE!</text:p>
          </table:table-cell>
          <table:table-cell table:style-name="ce7" table:formula="of:=SUBSTITUTE([.E6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211.4256703</text:p>
          </table:table-cell>
          <table:table-cell table:style-name="ce5" office:value-type="string" calcext:value-type="string">
            <text:p>105.62858441123001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70];&quot;.&quot;;&quot;,&quot;)/1" office:value-type="float" office:value="8211.4256703" calcext:value-type="float">
            <text:p>8.211,43</text:p>
          </table:table-cell>
          <table:table-cell table:style-name="ce7" table:formula="of:=SUBSTITUTE([.B70];&quot;.&quot;;&quot;,&quot;)/1" office:value-type="float" office:value="105.62858441123" calcext:value-type="float">
            <text:p>105,63</text:p>
          </table:table-cell>
          <table:table-cell table:style-name="ce7" table:formula="of:=SUBSTITUTE([.C70];&quot;.&quot;;&quot;,&quot;)/1" office:value-type="string" office:string-value="" calcext:value-type="error">
            <text:p>#VALORE!</text:p>
          </table:table-cell>
          <table:table-cell table:style-name="ce7" table:formula="of:=SUBSTITUTE([.D70];&quot;.&quot;;&quot;,&quot;)/1" office:value-type="string" office:string-value="" calcext:value-type="error">
            <text:p>#VALORE!</text:p>
          </table:table-cell>
          <table:table-cell table:style-name="ce7" table:formula="of:=SUBSTITUTE([.E7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089.66686369</text:p>
          </table:table-cell>
          <table:table-cell table:style-name="ce5" office:value-type="string" calcext:value-type="string">
            <text:p>93.52842069465743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71];&quot;.&quot;;&quot;,&quot;)/1" office:value-type="float" office:value="8089.66686369" calcext:value-type="float">
            <text:p>8.089,67</text:p>
          </table:table-cell>
          <table:table-cell table:style-name="ce7" table:formula="of:=SUBSTITUTE([.B71];&quot;.&quot;;&quot;,&quot;)/1" office:value-type="float" office:value="93.5284206946574" calcext:value-type="float">
            <text:p>93,53</text:p>
          </table:table-cell>
          <table:table-cell table:style-name="ce7" table:formula="of:=SUBSTITUTE([.C71];&quot;.&quot;;&quot;,&quot;)/1" office:value-type="string" office:string-value="" calcext:value-type="error">
            <text:p>#VALORE!</text:p>
          </table:table-cell>
          <table:table-cell table:style-name="ce7" table:formula="of:=SUBSTITUTE([.D71];&quot;.&quot;;&quot;,&quot;)/1" office:value-type="string" office:string-value="" calcext:value-type="error">
            <text:p>#VALORE!</text:p>
          </table:table-cell>
          <table:table-cell table:style-name="ce7" table:formula="of:=SUBSTITUTE([.E7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7991" calcext:value-type="float">
            <text:p>7991</text:p>
          </table:table-cell>
          <table:table-cell table:style-name="ce5" office:value-type="string" calcext:value-type="string">
            <text:p>76.72179844206664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72];&quot;.&quot;;&quot;,&quot;)/1" office:value-type="float" office:value="7991" calcext:value-type="float">
            <text:p>7.991,00</text:p>
          </table:table-cell>
          <table:table-cell table:style-name="ce7" table:formula="of:=SUBSTITUTE([.B72];&quot;.&quot;;&quot;,&quot;)/1" office:value-type="float" office:value="76.7217984420666" calcext:value-type="float">
            <text:p>76,72</text:p>
          </table:table-cell>
          <table:table-cell table:style-name="ce7" table:formula="of:=SUBSTITUTE([.C72];&quot;.&quot;;&quot;,&quot;)/1" office:value-type="string" office:string-value="" calcext:value-type="error">
            <text:p>#VALORE!</text:p>
          </table:table-cell>
          <table:table-cell table:style-name="ce7" table:formula="of:=SUBSTITUTE([.D72];&quot;.&quot;;&quot;,&quot;)/1" office:value-type="string" office:string-value="" calcext:value-type="error">
            <text:p>#VALORE!</text:p>
          </table:table-cell>
          <table:table-cell table:style-name="ce7" table:formula="of:=SUBSTITUTE([.E7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7801.55180681</text:p>
          </table:table-cell>
          <table:table-cell table:style-name="ce5" office:value-type="string" calcext:value-type="string">
            <text:p>-3.336858692529063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73];&quot;.&quot;;&quot;,&quot;)/1" office:value-type="float" office:value="7801.55180681" calcext:value-type="float">
            <text:p>7.801,55</text:p>
          </table:table-cell>
          <table:table-cell table:style-name="ce7" table:formula="of:=SUBSTITUTE([.B73];&quot;.&quot;;&quot;,&quot;)/1" office:value-type="float" office:value="-3.33685869252906" calcext:value-type="float">
            <text:p>-3,34</text:p>
          </table:table-cell>
          <table:table-cell table:style-name="ce7" table:formula="of:=SUBSTITUTE([.C73];&quot;.&quot;;&quot;,&quot;)/1" office:value-type="string" office:string-value="" calcext:value-type="error">
            <text:p>#VALORE!</text:p>
          </table:table-cell>
          <table:table-cell table:style-name="ce7" table:formula="of:=SUBSTITUTE([.D73];&quot;.&quot;;&quot;,&quot;)/1" office:value-type="string" office:string-value="" calcext:value-type="error">
            <text:p>#VALORE!</text:p>
          </table:table-cell>
          <table:table-cell table:style-name="ce7" table:formula="of:=SUBSTITUTE([.E7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7850" calcext:value-type="float">
            <text:p>7850</text:p>
          </table:table-cell>
          <table:table-cell table:style-name="ce5" office:value-type="string" calcext:value-type="string">
            <text:p>-79.61402541415237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74];&quot;.&quot;;&quot;,&quot;)/1" office:value-type="float" office:value="7850" calcext:value-type="float">
            <text:p>7.850,00</text:p>
          </table:table-cell>
          <table:table-cell table:style-name="ce7" table:formula="of:=SUBSTITUTE([.B74];&quot;.&quot;;&quot;,&quot;)/1" office:value-type="float" office:value="-79.6140254141524" calcext:value-type="float">
            <text:p>-79,61</text:p>
          </table:table-cell>
          <table:table-cell table:style-name="ce7" table:formula="of:=SUBSTITUTE([.C74];&quot;.&quot;;&quot;,&quot;)/1" office:value-type="string" office:string-value="" calcext:value-type="error">
            <text:p>#VALORE!</text:p>
          </table:table-cell>
          <table:table-cell table:style-name="ce7" table:formula="of:=SUBSTITUTE([.D74];&quot;.&quot;;&quot;,&quot;)/1" office:value-type="string" office:string-value="" calcext:value-type="error">
            <text:p>#VALORE!</text:p>
          </table:table-cell>
          <table:table-cell table:style-name="ce7" table:formula="of:=SUBSTITUTE([.E7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7705.96697916</text:p>
          </table:table-cell>
          <table:table-cell table:style-name="ce5" office:value-type="string" calcext:value-type="string">
            <text:p>-217.2561924537415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75];&quot;.&quot;;&quot;,&quot;)/1" office:value-type="float" office:value="7705.96697916" calcext:value-type="float">
            <text:p>7.705,97</text:p>
          </table:table-cell>
          <table:table-cell table:style-name="ce7" table:formula="of:=SUBSTITUTE([.B75];&quot;.&quot;;&quot;,&quot;)/1" office:value-type="float" office:value="-217.256192453741" calcext:value-type="float">
            <text:p>-217,26</text:p>
          </table:table-cell>
          <table:table-cell table:style-name="ce7" table:formula="of:=SUBSTITUTE([.C75];&quot;.&quot;;&quot;,&quot;)/1" office:value-type="string" office:string-value="" calcext:value-type="error">
            <text:p>#VALORE!</text:p>
          </table:table-cell>
          <table:table-cell table:style-name="ce7" table:formula="of:=SUBSTITUTE([.D75];&quot;.&quot;;&quot;,&quot;)/1" office:value-type="string" office:string-value="" calcext:value-type="error">
            <text:p>#VALORE!</text:p>
          </table:table-cell>
          <table:table-cell table:style-name="ce7" table:formula="of:=SUBSTITUTE([.E7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7600" calcext:value-type="float">
            <text:p>7600</text:p>
          </table:table-cell>
          <table:table-cell table:style-name="ce5" office:value-type="string" calcext:value-type="string">
            <text:p>-337.0342021662127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76];&quot;.&quot;;&quot;,&quot;)/1" office:value-type="float" office:value="7600" calcext:value-type="float">
            <text:p>7.600,00</text:p>
          </table:table-cell>
          <table:table-cell table:style-name="ce7" table:formula="of:=SUBSTITUTE([.B76];&quot;.&quot;;&quot;,&quot;)/1" office:value-type="float" office:value="-337.034202166213" calcext:value-type="float">
            <text:p>-337,03</text:p>
          </table:table-cell>
          <table:table-cell table:style-name="ce7" table:formula="of:=SUBSTITUTE([.C76];&quot;.&quot;;&quot;,&quot;)/1" office:value-type="string" office:string-value="" calcext:value-type="error">
            <text:p>#VALORE!</text:p>
          </table:table-cell>
          <table:table-cell table:style-name="ce7" table:formula="of:=SUBSTITUTE([.D76];&quot;.&quot;;&quot;,&quot;)/1" office:value-type="string" office:string-value="" calcext:value-type="error">
            <text:p>#VALORE!</text:p>
          </table:table-cell>
          <table:table-cell table:style-name="ce7" table:formula="of:=SUBSTITUTE([.E7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7720.77200084</text:p>
          </table:table-cell>
          <table:table-cell table:style-name="ce5" office:value-type="string" calcext:value-type="string">
            <text:p>-377.31198514118023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77];&quot;.&quot;;&quot;,&quot;)/1" office:value-type="float" office:value="7720.77200084" calcext:value-type="float">
            <text:p>7.720,77</text:p>
          </table:table-cell>
          <table:table-cell table:style-name="ce7" table:formula="of:=SUBSTITUTE([.B77];&quot;.&quot;;&quot;,&quot;)/1" office:value-type="float" office:value="-377.31198514118" calcext:value-type="float">
            <text:p>-377,31</text:p>
          </table:table-cell>
          <table:table-cell table:style-name="ce7" table:formula="of:=SUBSTITUTE([.C77];&quot;.&quot;;&quot;,&quot;)/1" office:value-type="string" office:string-value="" calcext:value-type="error">
            <text:p>#VALORE!</text:p>
          </table:table-cell>
          <table:table-cell table:style-name="ce7" table:formula="of:=SUBSTITUTE([.D77];&quot;.&quot;;&quot;,&quot;)/1" office:value-type="string" office:string-value="" calcext:value-type="error">
            <text:p>#VALORE!</text:p>
          </table:table-cell>
          <table:table-cell table:style-name="ce7" table:formula="of:=SUBSTITUTE([.E7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7635.56479107</text:p>
          </table:table-cell>
          <table:table-cell table:style-name="ce5" office:value-type="string" calcext:value-type="string">
            <text:p>-408.1836994293783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78];&quot;.&quot;;&quot;,&quot;)/1" office:value-type="float" office:value="7635.56479107" calcext:value-type="float">
            <text:p>7.635,56</text:p>
          </table:table-cell>
          <table:table-cell table:style-name="ce7" table:formula="of:=SUBSTITUTE([.B78];&quot;.&quot;;&quot;,&quot;)/1" office:value-type="float" office:value="-408.183699429378" calcext:value-type="float">
            <text:p>-408,18</text:p>
          </table:table-cell>
          <table:table-cell table:style-name="ce7" table:formula="of:=SUBSTITUTE([.C78];&quot;.&quot;;&quot;,&quot;)/1" office:value-type="string" office:string-value="" calcext:value-type="error">
            <text:p>#VALORE!</text:p>
          </table:table-cell>
          <table:table-cell table:style-name="ce7" table:formula="of:=SUBSTITUTE([.D78];&quot;.&quot;;&quot;,&quot;)/1" office:value-type="string" office:string-value="" calcext:value-type="error">
            <text:p>#VALORE!</text:p>
          </table:table-cell>
          <table:table-cell table:style-name="ce7" table:formula="of:=SUBSTITUTE([.E78];&quot;.&quot;;&quot;,&quot;)/1" office:value-type="string" office:string-value="" calcext:value-type="error">
            <text:p>#VALORE!</text:p>
          </table:table-cell>
        </table:table-row>
        <table:table-row table:style-name="ro1" table:number-rows-repeated="6">
          <table:table-cell table:style-name="ce5" table:number-columns-repeated="3"/>
          <table:table-cell table:style-name="ce6"/>
          <table:table-cell table:number-columns-repeated="3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3"/>
          <table:table-cell table:style-name="ce7" table:number-columns-repeated="3"/>
          <table:table-cell table:number-columns-repeated="2"/>
        </table:table-row>
        <table:table-row table:style-name="ro1" table:number-rows-repeated="76">
          <table:table-cell table:style-name="ce5" table:number-columns-repeated="3"/>
          <table:table-cell table:style-name="ce6"/>
          <table:table-cell table:number-columns-repeated="3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3"/>
          <table:table-cell table:style-name="ce7" table:number-columns-repeated="3"/>
          <table:table-cell table:number-columns-repeated="2"/>
        </table:table-row>
        <table:table-row table:style-name="ro1" table:number-rows-repeated="6">
          <table:table-cell table:style-name="ce5" table:number-columns-repeated="3"/>
          <table:table-cell table:style-name="ce6"/>
          <table:table-cell table:number-columns-repeated="3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3"/>
          <table:table-cell table:style-name="ce7" table:number-columns-repeated="3"/>
          <table:table-cell table:number-columns-repeated="2"/>
        </table:table-row>
        <table:table-row table:style-name="ro1" table:number-rows-repeated="2">
          <table:table-cell table:style-name="ce5" table:number-columns-repeated="3"/>
          <table:table-cell table:style-name="ce6"/>
          <table:table-cell table:number-columns-repeated="3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3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table:number-columns-repeated="3"/>
          <table:table-cell table:style-name="ce6"/>
          <table:table-cell table:number-columns-repeated="3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table:number-columns-repeated="3"/>
          <table:table-cell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table:number-columns-repeated="3"/>
          <table:table-cell table:style-name="ce6"/>
          <table:table-cell table:number-columns-repeated="3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3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table:number-columns-repeated="3"/>
          <table:table-cell table:style-name="ce6"/>
          <table:table-cell table:number-columns-repeated="3"/>
          <table:table-cell table:style-name="ce7" table:number-columns-repeated="3"/>
          <table:table-cell table:number-columns-repeated="2"/>
        </table:table-row>
        <table:table-row table:style-name="ro1" table:number-rows-repeated="12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 table:number-rows-repeated="3">
          <table:table-cell table:style-name="ce5" table:number-columns-repeated="3"/>
          <table:table-cell table:number-columns-repeated="9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3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 table:style-name="ce5" table:number-columns-repeated="3"/>
          <table:table-cell table:number-columns-repeated="9"/>
        </table:table-row>
        <table:table-row table:style-name="ro1" table:number-rows-repeated="2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15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 table:number-rows-repeated="9">
          <table:table-cell table:style-name="ce5" table:number-columns-repeated="3"/>
          <table:table-cell table:number-columns-repeated="9"/>
        </table:table-row>
        <table:table-row table:style-name="ro1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4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4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2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3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 table:number-rows-repeated="2">
          <table:table-cell table:style-name="ce5" table:number-columns-repeated="3"/>
          <table:table-cell table:number-columns-repeated="9"/>
        </table:table-row>
        <table:table-row table:style-name="ro1" table:number-rows-repeated="2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7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>
          <table:table-cell table:style-name="ce5" table:number-columns-repeated="3"/>
          <table:table-cell table:number-columns-repeated="9"/>
        </table:table-row>
        <table:table-row table:style-name="ro1" table:number-rows-repeated="3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6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2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 table:number-rows-repeated="77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 table:style-name="ce5" table:number-columns-repeated="3"/>
          <table:table-cell table:number-columns-repeated="9"/>
        </table:table-row>
        <table:table-row table:style-name="ro1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13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 table:number-rows-repeated="3">
          <table:table-cell table:style-name="ce5" table:number-columns-repeated="3"/>
          <table:table-cell table:number-columns-repeated="9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3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 table:style-name="ce5" table:number-columns-repeated="3"/>
          <table:table-cell table:number-columns-repeated="9"/>
        </table:table-row>
        <table:table-row table:style-name="ro1" table:number-rows-repeated="2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15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 table:number-rows-repeated="9">
          <table:table-cell table:style-name="ce5" table:number-columns-repeated="3"/>
          <table:table-cell table:number-columns-repeated="9"/>
        </table:table-row>
        <table:table-row table:style-name="ro1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4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4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2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3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 table:number-rows-repeated="2">
          <table:table-cell table:style-name="ce5" table:number-columns-repeated="3"/>
          <table:table-cell table:number-columns-repeated="9"/>
        </table:table-row>
        <table:table-row table:style-name="ro1" table:number-rows-repeated="2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7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>
          <table:table-cell table:style-name="ce5" table:number-columns-repeated="3"/>
          <table:table-cell table:number-columns-repeated="9"/>
        </table:table-row>
        <table:table-row table:style-name="ro1" table:number-rows-repeated="16">
          <table:table-cell table:number-columns-repeated="12"/>
        </table:table-row>
        <table:table-row table:style-name="ro1" table:number-rows-repeated="77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 table:number-rows-repeated="104804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5" loext:min-decimal-places="5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5" loext:min-decimal-places="5" number:min-integer-digits="1" number:grouping="true"/>
    </number:number-style>
    <number:number-style style:name="N115">
      <number:number number:decimal-places="6" loext:min-decimal-places="6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0/00/0000</text:date>, <text:time style:data-style-name="N2" text:time-value="20:34:39.14477375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5:44:12.737313890</meta:creation-date>
    <dc:date>2018-02-17T22:35:21.125390028</dc:date>
    <meta:editing-duration>PT2H12M31S</meta:editing-duration>
    <meta:editing-cycles>16</meta:editing-cycles>
    <meta:generator>LibreOffice/5.1.6.2$Linux_X86_64 LibreOffice_project/10m0$Build-2</meta:generator>
    <meta:document-statistic meta:table-count="2" meta:cell-count="11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0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09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Foglio1.F1:Foglio1.H78" chart:data-source-has-labels="row" svg:x="0.32cm" svg:y="0.18cm" svg:width="15.36cm" svg:height="8.64cm">
          <chartooo:coordinate-region svg:x="1.794cm" svg:y="0.382cm" svg:width="13.886cm" svg:height="7.6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F2:Foglio1.F78" chart:label-cell-address="Foglio1.F1:Foglio1.F1" chart:class="chart:line">
            <chart:data-point chart:repeated="77"/>
          </chart:series>
          <chart:series chart:style-name="ch8" chart:values-cell-range-address="Foglio1.G2:Foglio1.G78" chart:label-cell-address="Foglio1.G1:Foglio1.G1" chart:class="chart:line">
            <chart:data-point chart:repeated="77"/>
          </chart:series>
          <chart:series chart:style-name="ch9" chart:values-cell-range-address="Foglio1.H2:Foglio1.H78" chart:label-cell-address="Foglio1.H1:Foglio1.H1" chart:class="chart:line">
            <chart:data-point chart:repeated="7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zzo true</text:p>
                <draw:g>
                  <svg:desc>Foglio1.F1:Foglio1.F1</svg:desc>
                </draw:g>
              </table:table-cell>
              <table:table-cell office:value-type="string">
                <text:p>adosc</text:p>
                <draw:g>
                  <svg:desc>Foglio1.G1:Foglio1.G1</svg:desc>
                </draw:g>
              </table:table-cell>
              <table:table-cell office:value-type="string">
                <text:p>obv</text:p>
                <draw:g>
                  <svg:desc>Foglio1.H1:Foglio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00796791261805">
                <text:p>0.500796791261805</text:p>
                <draw:g>
                  <svg:desc>Foglio1.F2:Foglio1.F78</svg:desc>
                </draw:g>
              </table:table-cell>
              <table:table-cell office:value-type="float" office:value="0.127907334394056">
                <text:p>0.127907334394056</text:p>
                <draw:g>
                  <svg:desc>Foglio1.G2:Foglio1.G78</svg:desc>
                </draw:g>
              </table:table-cell>
              <table:table-cell office:value-type="float" office:value="NaN">
                <text:p>NaN</text:p>
                <draw:g>
                  <svg:desc>Foglio1.H2:Foglio1.H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3170653974887">
                <text:p>0.423170653974887</text:p>
              </table:table-cell>
              <table:table-cell office:value-type="float" office:value="0.0843095587953899">
                <text:p>0.0843095587953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9622494752073">
                <text:p>0.369622494752073</text:p>
              </table:table-cell>
              <table:table-cell office:value-type="float" office:value="0.0436396285247344">
                <text:p>0.0436396285247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0242349485107">
                <text:p>0.500242349485107</text:p>
              </table:table-cell>
              <table:table-cell office:value-type="float" office:value="0.215776013408491">
                <text:p>0.215776013408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7487973958677">
                <text:p>0.747487973958677</text:p>
              </table:table-cell>
              <table:table-cell office:value-type="float" office:value="0.520759611633467">
                <text:p>0.520759611633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30859442860206">
                <text:p>0.630859442860206</text:p>
              </table:table-cell>
              <table:table-cell office:value-type="float" office:value="0.665094059268934">
                <text:p>0.665094059268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7060247741342">
                <text:p>0.817060247741342</text:p>
              </table:table-cell>
              <table:table-cell office:value-type="float" office:value="0.847443264710549">
                <text:p>0.847443264710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5709630531707">
                <text:p>0.825709630531707</text:p>
              </table:table-cell>
              <table:table-cell office:value-type="float" office:value="0.975556940539227">
                <text:p>0.975556940539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2087693723287">
                <text:p>0.64208769372328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480473298025">
                <text:p>0.5480473298025</text:p>
              </table:table-cell>
              <table:table-cell office:value-type="float" office:value="0.957140361908351">
                <text:p>0.957140361908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9172703066831">
                <text:p>0.589172703066831</text:p>
              </table:table-cell>
              <table:table-cell office:value-type="float" office:value="0.918560986993341">
                <text:p>0.918560986993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0265064743799">
                <text:p>0.550265064743799</text:p>
              </table:table-cell>
              <table:table-cell office:value-type="float" office:value="0.860646625248632">
                <text:p>0.860646625248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63922289408292">
                <text:p>0.563922289408292</text:p>
              </table:table-cell>
              <table:table-cell office:value-type="float" office:value="0.811947074162719">
                <text:p>0.811947074162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4619133256162">
                <text:p>0.684619133256162</text:p>
              </table:table-cell>
              <table:table-cell office:value-type="float" office:value="0.793887436949136">
                <text:p>0.793887436949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3518909252992">
                <text:p>0.723518909252992</text:p>
              </table:table-cell>
              <table:table-cell office:value-type="float" office:value="0.777080800539892">
                <text:p>0.777080800539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50991362637572">
                <text:p>0.650991362637572</text:p>
              </table:table-cell>
              <table:table-cell office:value-type="float" office:value="0.750804650133831">
                <text:p>0.750804650133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72946678607327">
                <text:p>0.572946678607327</text:p>
              </table:table-cell>
              <table:table-cell office:value-type="float" office:value="0.721302727609549">
                <text:p>0.721302727609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0806429980368">
                <text:p>0.520806429980368</text:p>
              </table:table-cell>
              <table:table-cell office:value-type="float" office:value="0.683933393019658">
                <text:p>0.683933393019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2869533358393">
                <text:p>0.412869533358393</text:p>
              </table:table-cell>
              <table:table-cell office:value-type="float" office:value="0.640566124071574">
                <text:p>0.640566124071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0250922106793">
                <text:p>0.470250922106793</text:p>
              </table:table-cell>
              <table:table-cell office:value-type="float" office:value="0.62711201671011">
                <text:p>0.62711201671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6610002465381">
                <text:p>0.486610002465381</text:p>
              </table:table-cell>
              <table:table-cell office:value-type="float" office:value="0.631934290862988">
                <text:p>0.631934290862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22477627952745">
                <text:p>0.622477627952745</text:p>
              </table:table-cell>
              <table:table-cell office:value-type="float" office:value="0.648673492983825">
                <text:p>0.648673492983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09347521969979">
                <text:p>0.609347521969979</text:p>
              </table:table-cell>
              <table:table-cell office:value-type="float" office:value="0.651158346703255">
                <text:p>0.651158346703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77040970332007">
                <text:p>0.777040970332007</text:p>
              </table:table-cell>
              <table:table-cell office:value-type="float" office:value="0.696273403401339">
                <text:p>0.696273403401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24354479844947">
                <text:p>0.724354479844947</text:p>
              </table:table-cell>
              <table:table-cell office:value-type="float" office:value="0.69056393682575">
                <text:p>0.69056393682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5340440824409">
                <text:p>0.65340440824409</text:p>
              </table:table-cell>
              <table:table-cell office:value-type="float" office:value="0.66143269906853">
                <text:p>0.66143269906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34046980136731">
                <text:p>0.834046980136731</text:p>
              </table:table-cell>
              <table:table-cell office:value-type="float" office:value="0.676640015924765">
                <text:p>0.676640015924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04276312071235">
                <text:p>0.804276312071235</text:p>
              </table:table-cell>
              <table:table-cell office:value-type="float" office:value="0.676217619528214">
                <text:p>0.676217619528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27581014656732">
                <text:p>0.927581014656732</text:p>
              </table:table-cell>
              <table:table-cell office:value-type="float" office:value="0.724821695238885">
                <text:p>0.724821695238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6360892711604">
                <text:p>0.996360892711604</text:p>
              </table:table-cell>
              <table:table-cell office:value-type="float" office:value="0.806277058485598">
                <text:p>0.806277058485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03770957962474">
                <text:p>0.903770957962474</text:p>
              </table:table-cell>
              <table:table-cell office:value-type="float" office:value="0.818726877957132">
                <text:p>0.818726877957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41894840286169">
                <text:p>0.941894840286169</text:p>
              </table:table-cell>
              <table:table-cell office:value-type="float" office:value="0.861436294880221">
                <text:p>0.861436294880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93860397357991">
                <text:p>0.893860397357991</text:p>
              </table:table-cell>
              <table:table-cell office:value-type="float" office:value="0.853100219028879">
                <text:p>0.853100219028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.871190448550316">
                <text:p>0.871190448550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7267677743936">
                <text:p>0.97267677743936</text:p>
              </table:table-cell>
              <table:table-cell office:value-type="float" office:value="0.874210447060752">
                <text:p>0.874210447060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37543188406796">
                <text:p>0.937543188406796</text:p>
              </table:table-cell>
              <table:table-cell office:value-type="float" office:value="0.834597365497089">
                <text:p>0.834597365497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55967878121658">
                <text:p>0.855967878121658</text:p>
              </table:table-cell>
              <table:table-cell office:value-type="float" office:value="0.789125071890588">
                <text:p>0.789125071890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23376234537153">
                <text:p>0.823376234537153</text:p>
              </table:table-cell>
              <table:table-cell office:value-type="float" office:value="0.734681046567129">
                <text:p>0.734681046567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89295041825651">
                <text:p>0.889295041825651</text:p>
              </table:table-cell>
              <table:table-cell office:value-type="float" office:value="0.719079672673216">
                <text:p>0.719079672673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07967737339176">
                <text:p>0.807967737339176</text:p>
              </table:table-cell>
              <table:table-cell office:value-type="float" office:value="0.68051641500943">
                <text:p>0.68051641500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5591968492348">
                <text:p>0.75591968492348</text:p>
              </table:table-cell>
              <table:table-cell office:value-type="float" office:value="0.634781323490604">
                <text:p>0.634781323490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10290032725415">
                <text:p>0.810290032725415</text:p>
              </table:table-cell>
              <table:table-cell office:value-type="float" office:value="0.60964534820538">
                <text:p>0.60964534820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88563604256077">
                <text:p>0.888563604256077</text:p>
              </table:table-cell>
              <table:table-cell office:value-type="float" office:value="0.600620333568153">
                <text:p>0.600620333568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21807793251949">
                <text:p>0.821807793251949</text:p>
              </table:table-cell>
              <table:table-cell office:value-type="float" office:value="0.586771030987273">
                <text:p>0.586771030987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23700251144955">
                <text:p>0.923700251144955</text:p>
              </table:table-cell>
              <table:table-cell office:value-type="float" office:value="0.590661749281637">
                <text:p>0.590661749281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18632169858832">
                <text:p>0.918632169858832</text:p>
              </table:table-cell>
              <table:table-cell office:value-type="float" office:value="0.569496631688059">
                <text:p>0.569496631688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9670984774345">
                <text:p>0.89670984774345</text:p>
              </table:table-cell>
              <table:table-cell office:value-type="float" office:value="0.552669654825006">
                <text:p>0.552669654825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23174299125214">
                <text:p>0.823174299125214</text:p>
              </table:table-cell>
              <table:table-cell office:value-type="float" office:value="0.530705316144301">
                <text:p>0.530705316144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88591131438247">
                <text:p>0.688591131438247</text:p>
              </table:table-cell>
              <table:table-cell office:value-type="float" office:value="0.493533017141114">
                <text:p>0.493533017141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73102013554981">
                <text:p>0.673102013554981</text:p>
              </table:table-cell>
              <table:table-cell office:value-type="float" office:value="0.483649498503213">
                <text:p>0.483649498503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90826269935127">
                <text:p>0.590826269935127</text:p>
              </table:table-cell>
              <table:table-cell office:value-type="float" office:value="0.447951800254151">
                <text:p>0.447951800254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108498042139">
                <text:p>0.6108498042139</text:p>
              </table:table-cell>
              <table:table-cell office:value-type="float" office:value="0.48231394963364">
                <text:p>0.48231394963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13541673063961">
                <text:p>0.613541673063961</text:p>
              </table:table-cell>
              <table:table-cell office:value-type="float" office:value="0.516321027375999">
                <text:p>0.516321027375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78056229647367">
                <text:p>0.578056229647367</text:p>
              </table:table-cell>
              <table:table-cell office:value-type="float" office:value="0.504069789979251">
                <text:p>0.504069789979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46887376948828">
                <text:p>0.446887376948828</text:p>
              </table:table-cell>
              <table:table-cell office:value-type="float" office:value="0.461575643663557">
                <text:p>0.461575643663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3082681023539">
                <text:p>0.493082681023539</text:p>
              </table:table-cell>
              <table:table-cell office:value-type="float" office:value="0.52080191417962">
                <text:p>0.52080191417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92812760601853">
                <text:p>0.492812760601853</text:p>
              </table:table-cell>
              <table:table-cell office:value-type="float" office:value="0.566678742873784">
                <text:p>0.566678742873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1122389653225">
                <text:p>0.41122389653225</text:p>
              </table:table-cell>
              <table:table-cell office:value-type="float" office:value="0.572841590155591">
                <text:p>0.572841590155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55817436792391">
                <text:p>0.355817436792391</text:p>
              </table:table-cell>
              <table:table-cell office:value-type="float" office:value="0.572129798202529">
                <text:p>0.572129798202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97921289171585">
                <text:p>0.297921289171585</text:p>
              </table:table-cell>
              <table:table-cell office:value-type="float" office:value="0.622961806494531">
                <text:p>0.622961806494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75194116439956">
                <text:p>0.275194116439956</text:p>
              </table:table-cell>
              <table:table-cell office:value-type="float" office:value="0.635761826538156">
                <text:p>0.635761826538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66899717346578">
                <text:p>0.466899717346578</text:p>
              </table:table-cell>
              <table:table-cell office:value-type="float" office:value="0.677361035587234">
                <text:p>0.677361035587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34049801940449">
                <text:p>0.334049801940449</text:p>
              </table:table-cell>
              <table:table-cell office:value-type="float" office:value="0.67258283649808">
                <text:p>0.67258283649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44913591324392">
                <text:p>0.344913591324392</text:p>
              </table:table-cell>
              <table:table-cell office:value-type="float" office:value="0.649487633490795">
                <text:p>0.649487633490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82863791768202">
                <text:p>0.282863791768202</text:p>
              </table:table-cell>
              <table:table-cell office:value-type="float" office:value="0.64651109669172">
                <text:p>0.64651109669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273699526985">
                <text:p>0.26273699526985</text:p>
              </table:table-cell>
              <table:table-cell office:value-type="float" office:value="0.683453016444642">
                <text:p>0.683453016444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89044080008617">
                <text:p>0.289044080008617</text:p>
              </table:table-cell>
              <table:table-cell office:value-type="float" office:value="0.697591283822139">
                <text:p>0.697591283822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8629220023996">
                <text:p>0.38629220023996</text:p>
              </table:table-cell>
              <table:table-cell office:value-type="float" office:value="0.724693881071337">
                <text:p>0.724693881071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39844632387723">
                <text:p>0.339844632387723</text:p>
              </table:table-cell>
              <table:table-cell office:value-type="float" office:value="0.724545521171079">
                <text:p>0.724545521171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72168250969128">
                <text:p>0.272168250969128</text:p>
              </table:table-cell>
              <table:table-cell office:value-type="float" office:value="0.707482637113992">
                <text:p>0.707482637113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173269094155">
                <text:p>0.2173269094155</text:p>
              </table:table-cell>
              <table:table-cell office:value-type="float" office:value="0.683783003488832">
                <text:p>0.683783003488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12027189926157">
                <text:p>0.112027189926157</text:p>
              </table:table-cell>
              <table:table-cell office:value-type="float" office:value="0.570889358704278">
                <text:p>0.570889358704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38955824434463">
                <text:p>0.138955824434463</text:p>
              </table:table-cell>
              <table:table-cell office:value-type="float" office:value="0.463328132058096">
                <text:p>0.463328132058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88989158080295">
                <text:p>0.0588989158080295</text:p>
              </table:table-cell>
              <table:table-cell office:value-type="float" office:value="0.269233870808879">
                <text:p>0.269233870808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100330512128419">
                <text:p>0.100330512128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71278917812876">
                <text:p>0.0671278917812876</text:p>
              </table:table-cell>
              <table:table-cell office:value-type="float" office:value="0.0435333350755895">
                <text:p>0.0435333350755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97677394558851">
                <text:p>0.019767739455885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